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1" svg:font-family="Courier" style:font-adornments="Обычный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F" svg:font-family=""/>
    <style:font-face style:name="FreeSans" svg:font-family="FreeSans" style:font-family-generic="system" style:font-pitch="variable"/>
    <style:font-face style:name="FreeSans1" svg:font-family="FreeSans" style:font-family-generic="swiss"/>
    <style:font-face style:name="Helvetica" svg:font-family="Helvet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adornments="Normal" style:font-family-generic="roman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0.526cm" style:rel-column-width="2028*"/>
    </style:style>
    <style:style style:name="Таблица2.B" style:family="table-column">
      <style:table-column-properties style:column-width="8.645cm" style:rel-column-width="33325*"/>
    </style:style>
    <style:style style:name="Таблица2.C" style:family="table-column">
      <style:table-column-properties style:column-width="7.83cm" style:rel-column-width="30182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0.526cm" style:rel-column-width="2028*"/>
    </style:style>
    <style:style style:name="Таблица3.B" style:family="table-column">
      <style:table-column-properties style:column-width="16.475cm" style:rel-column-width="63507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break-before="page"/>
      <style:text-properties style:text-line-through-style="none" style:text-line-through-type="none" fo:language="ru" fo:country="RU" officeooo:rsid="001d423f" officeooo:paragraph-rsid="001640de"/>
    </style:style>
    <style:style style:name="P2" style:family="paragraph" style:parent-style-name="Text_20_body">
      <style:text-properties style:text-line-through-style="none" style:text-line-through-type="none" fo:language="ru" fo:country="RU" officeooo:rsid="001d423f" officeooo:paragraph-rsid="001640de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style:text-line-through-style="none" style:text-line-through-type="none" fo:language="ru" fo:country="RU" officeooo:rsid="001d423f" officeooo:paragraph-rsid="001640de"/>
    </style:style>
    <style:style style:name="P4" style:family="paragraph" style:parent-style-name="Text_20_body">
      <style:text-properties style:text-line-through-style="none" style:text-line-through-type="none" fo:language="ru" fo:country="RU" officeooo:rsid="001d423f" officeooo:paragraph-rsid="00176e72"/>
    </style:style>
    <style:style style:name="P5" style:family="paragraph" style:parent-style-name="Text_20_body">
      <style:text-properties style:text-line-through-style="none" style:text-line-through-type="none" fo:language="ru" fo:country="RU" officeooo:rsid="001d423f" officeooo:paragraph-rsid="001b4b96"/>
    </style:style>
    <style:style style:name="P6" style:family="paragraph" style:parent-style-name="Text_20_body">
      <style:text-properties style:text-line-through-style="none" style:text-line-through-type="none" fo:language="ru" fo:country="RU" officeooo:rsid="001d423f" officeooo:paragraph-rsid="003897d4"/>
    </style:style>
    <style:style style:name="P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text-line-through-style="none" style:text-line-through-type="none" fo:language="ru" fo:country="RU" officeooo:rsid="001d423f" officeooo:paragraph-rsid="001640d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style:text-line-through-style="none" style:text-line-through-type="none" fo:language="ru" fo:country="RU" officeooo:rsid="00379d0c" officeooo:paragraph-rsid="001640de"/>
    </style:style>
    <style:style style:name="P9" style:family="paragraph" style:parent-style-name="Standard">
      <style:paragraph-properties fo:text-align="center" style:justify-single-word="false" fo:break-before="page"/>
      <style:text-properties officeooo:paragraph-rsid="001f6c33"/>
    </style:style>
    <style:style style:name="P10" style:family="paragraph" style:parent-style-name="Листинг">
      <style:text-properties fo:font-weight="normal" officeooo:paragraph-rsid="001640de" style:font-weight-asian="normal" style:font-weight-complex="normal"/>
    </style:style>
    <style:style style:name="P11" style:family="paragraph" style:parent-style-name="Text_20_body">
      <style:text-properties officeooo:paragraph-rsid="001640de"/>
    </style:style>
    <style:style style:name="P12" style:family="paragraph" style:parent-style-name="Листинг">
      <style:text-properties officeooo:paragraph-rsid="001640de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officeooo:rsid="00379d0c" officeooo:paragraph-rsid="001640de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officeooo:rsid="00383d26" officeooo:paragraph-rsid="001640de"/>
    </style:style>
    <style:style style:name="P15" style:family="paragraph" style:parent-style-name="Footnote">
      <style:text-properties officeooo:rsid="00383d26" officeooo:paragraph-rsid="00383d26"/>
    </style:style>
    <style:style style:name="P16" style:family="paragraph" style:parent-style-name="Footnote">
      <style:text-properties officeooo:rsid="00421be7" officeooo:paragraph-rsid="00421be7"/>
    </style:style>
    <style:style style:name="P17" style:family="paragraph" style:parent-style-name="Footnote">
      <style:text-properties officeooo:rsid="0045991a" officeooo:paragraph-rsid="0045991a"/>
    </style:style>
    <style:style style:name="P18" style:family="paragraph" style:parent-style-name="Footnote">
      <style:text-properties officeooo:rsid="0046f323" officeooo:paragraph-rsid="0046f323"/>
    </style:style>
    <style:style style:name="P19" style:family="paragraph" style:parent-style-name="Footnote">
      <style:text-properties officeooo:rsid="0035df7f" officeooo:paragraph-rsid="0035df7f"/>
    </style:style>
    <style:style style:name="P20" style:family="paragraph" style:parent-style-name="Footnote">
      <style:text-properties officeooo:rsid="003a6a1b" officeooo:paragraph-rsid="003a6a1b"/>
    </style:style>
    <style:style style:name="P21" style:family="paragraph" style:parent-style-name="Footnote">
      <style:text-properties officeooo:rsid="003b4ca9" officeooo:paragraph-rsid="003b4ca9"/>
    </style:style>
    <style:style style:name="P22" style:family="paragraph" style:parent-style-name="Листинг">
      <style:text-properties fo:font-size="11pt" officeooo:paragraph-rsid="001640de" style:font-size-asian="11pt" style:font-size-complex="11pt"/>
    </style:style>
    <style:style style:name="P23" style:family="paragraph" style:parent-style-name="Листинг">
      <style:text-properties officeooo:paragraph-rsid="001b4b96"/>
    </style:style>
    <style:style style:name="P24" style:family="paragraph" style:parent-style-name="Листинг">
      <style:text-properties style:text-line-through-style="solid" style:text-line-through-type="single"/>
    </style:style>
    <style:style style:name="P25" style:family="paragraph" style:parent-style-name="Table">
      <style:paragraph-properties fo:text-align="end" style:justify-single-word="false" fo:keep-with-next="always"/>
      <style:text-properties officeooo:paragraph-rsid="001640de"/>
    </style:style>
    <style:style style:name="P26" style:family="paragraph" style:parent-style-name="Standard">
      <style:text-properties officeooo:rsid="004a04d0" officeooo:paragraph-rsid="001b4b96"/>
    </style:style>
    <style:style style:name="P27" style:family="paragraph" style:parent-style-name="Standard">
      <style:paragraph-properties fo:text-align="justify" style:justify-single-word="false"/>
      <style:text-properties officeooo:rsid="0070e6d1" officeooo:paragraph-rsid="00248c09"/>
    </style:style>
    <style:style style:name="P28" style:family="paragraph" style:parent-style-name="Листинг">
      <style:text-properties officeooo:paragraph-rsid="001640de"/>
    </style:style>
    <style:style style:name="P29" style:family="paragraph" style:parent-style-name="Листинг">
      <style:text-properties fo:font-size="10pt" officeooo:paragraph-rsid="001640de" style:font-size-asian="10pt" style:font-size-complex="10pt"/>
    </style:style>
    <style:style style:name="P30" style:family="paragraph" style:parent-style-name="Heading_20_2">
      <style:text-properties officeooo:paragraph-rsid="001640de"/>
    </style:style>
    <style:style style:name="P31" style:family="paragraph" style:parent-style-name="Heading_20_2">
      <style:paragraph-properties fo:break-before="page"/>
    </style:style>
    <style:style style:name="P32" style:family="paragraph" style:parent-style-name="Heading_20_2">
      <style:paragraph-properties fo:break-before="page"/>
      <style:text-properties officeooo:paragraph-rsid="00176e72"/>
    </style:style>
    <style:style style:name="P33" style:family="paragraph" style:parent-style-name="Heading_20_3">
      <style:text-properties officeooo:paragraph-rsid="00176e72"/>
    </style:style>
    <style:style style:name="P34" style:family="paragraph" style:parent-style-name="Heading_20_3">
      <style:text-properties officeooo:paragraph-rsid="001640de"/>
    </style:style>
    <style:style style:name="P35" style:family="paragraph" style:parent-style-name="Heading_20_4">
      <style:text-properties officeooo:paragraph-rsid="001640de"/>
    </style:style>
    <style:style style:name="P36" style:family="paragraph" style:parent-style-name="Standard" style:list-style-name="L1">
      <style:text-properties officeooo:rsid="0015f8cb" officeooo:paragraph-rsid="0015f8cb"/>
    </style:style>
    <style:style style:name="P37" style:family="paragraph" style:parent-style-name="Standard" style:list-style-name="L14">
      <style:text-properties officeooo:paragraph-rsid="00248c09"/>
    </style:style>
    <style:style style:name="P38" style:family="paragraph" style:parent-style-name="Standard" style:list-style-name="L14">
      <style:text-properties style:text-line-through-style="none" style:text-line-through-type="none" fo:language="ru" fo:country="RU" officeooo:rsid="001d423f" officeooo:paragraph-rsid="00248c09"/>
    </style:style>
    <style:style style:name="P39" style:family="paragraph" style:parent-style-name="Standard" style:list-style-name="L19">
      <style:text-properties officeooo:rsid="004a04d0" officeooo:paragraph-rsid="001b4b96"/>
    </style:style>
    <style:style style:name="P40" style:family="paragraph" style:parent-style-name="Standard" style:list-style-name="L20">
      <style:paragraph-properties fo:text-align="justify" style:justify-single-word="false"/>
      <style:text-properties officeooo:rsid="004a04d0" officeooo:paragraph-rsid="0027c7ae"/>
    </style:style>
    <style:style style:name="P41" style:family="paragraph" style:parent-style-name="Standard" style:list-style-name="L20">
      <style:paragraph-properties fo:text-align="justify" style:justify-single-word="false"/>
      <style:text-properties fo:font-weight="normal" officeooo:rsid="00067d51" officeooo:paragraph-rsid="001f6c33" style:font-weight-asian="normal" style:font-weight-complex="normal"/>
    </style:style>
    <style:style style:name="P42" style:family="paragraph" style:parent-style-name="Standard" style:list-style-name="L20">
      <style:paragraph-properties fo:text-align="justify" style:justify-single-word="false"/>
      <style:text-properties officeooo:paragraph-rsid="001f6c33"/>
    </style:style>
    <style:style style:name="P43" style:family="paragraph" style:parent-style-name="Standard" style:list-style-name="L20">
      <style:paragraph-properties fo:text-align="justify" style:justify-single-word="false"/>
      <style:text-properties officeooo:paragraph-rsid="0027c7ae"/>
    </style:style>
    <style:style style:name="P44" style:family="paragraph" style:parent-style-name="Text_20_body" style:list-style-name="L2">
      <style:text-properties officeooo:paragraph-rsid="001640de"/>
    </style:style>
    <style:style style:name="P45" style:family="paragraph" style:parent-style-name="Text_20_body" style:list-style-name="L2">
      <style:paragraph-properties fo:text-align="justify" style:justify-single-word="false"/>
      <style:text-properties officeooo:paragraph-rsid="001640de"/>
    </style:style>
    <style:style style:name="P46" style:family="paragraph" style:parent-style-name="Text_20_body" style:list-style-name="L7" style:master-page-name="">
      <loext:graphic-properties draw:fill="none" draw:fill-color="#99ccff"/>
      <style:paragraph-properties fo:margin-top="0cm" fo:margin-bottom="0cm" style:contextual-spacing="false" fo:text-align="justify" style:justify-single-word="false" fo:hyphenation-ladder-count="no-limit" style:page-number="auto" fo:background-color="transparent" style:shadow="none">
        <style:tab-stops/>
      </style:paragraph-properties>
      <style:text-properties officeooo:paragraph-rsid="001640de" fo:hyphenate="true" fo:hyphenation-remain-char-count="2" fo:hyphenation-push-char-count="2" loext:hyphenation-no-caps="false"/>
    </style:style>
    <style:style style:name="P47" style:family="paragraph" style:parent-style-name="Text_20_body" style:list-style-name="L8" style:master-page-name="">
      <loext:graphic-properties draw:fill="none" draw:fill-color="#99ccff"/>
      <style:paragraph-properties fo:margin-top="0cm" fo:margin-bottom="0cm" style:contextual-spacing="false" fo:text-align="justify" style:justify-single-word="false" fo:hyphenation-ladder-count="no-limit" style:page-number="auto" fo:background-color="transparent" style:shadow="none">
        <style:tab-stops/>
      </style:paragraph-properties>
      <style:text-properties officeooo:paragraph-rsid="001640de" fo:hyphenate="true" fo:hyphenation-remain-char-count="2" fo:hyphenation-push-char-count="2" loext:hyphenation-no-caps="false"/>
    </style:style>
    <style:style style:name="P48" style:family="paragraph" style:parent-style-name="Text_20_body" style:list-style-name="L10" style:master-page-name="">
      <loext:graphic-properties draw:fill="none" draw:fill-color="#99ccff"/>
      <style:paragraph-properties fo:margin-left="2.499cm" fo:margin-right="0cm" fo:margin-top="0cm" fo:margin-bottom="0cm" style:contextual-spacing="false" fo:text-align="justify" style:justify-single-word="false" fo:hyphenation-ladder-count="no-limit" fo:text-indent="-0.6cm" style:auto-text-indent="false" style:page-number="auto" fo:background-color="transparent" style:shadow="none">
        <style:tab-stops/>
      </style:paragraph-properties>
      <style:text-properties officeooo:paragraph-rsid="001640de" fo:hyphenate="true" fo:hyphenation-remain-char-count="2" fo:hyphenation-push-char-count="2" loext:hyphenation-no-caps="false"/>
    </style:style>
    <style:style style:name="P49" style:family="paragraph" style:parent-style-name="Text_20_body" style:list-style-name="L2">
      <style:paragraph-properties fo:text-align="justify" style:justify-single-word="false"/>
      <style:text-properties style:text-line-through-style="none" style:text-line-through-type="none" fo:language="ru" fo:country="RU" officeooo:rsid="001d423f" officeooo:paragraph-rsid="001640de"/>
    </style:style>
    <style:style style:name="P50" style:family="paragraph" style:parent-style-name="Text_20_body" style:list-style-name="L11" style:master-page-name="">
      <loext:graphic-properties draw:fill="none" draw:fill-color="#99ccff"/>
      <style:paragraph-properties fo:margin-left="2.499cm" fo:margin-right="0cm" fo:margin-top="0cm" fo:margin-bottom="0cm" style:contextual-spacing="false" fo:text-align="justify" style:justify-single-word="false" fo:hyphenation-ladder-count="no-limit" fo:text-indent="-0.6cm" style:auto-text-indent="false" style:page-number="auto" fo:background-color="transparent" style:shadow="none">
        <style:tab-stops/>
      </style:paragraph-properties>
      <style:text-properties style:text-line-through-style="none" style:text-line-through-type="none" fo:language="ru" fo:country="RU" officeooo:rsid="001d423f" officeooo:paragraph-rsid="001640de" fo:hyphenate="true" fo:hyphenation-remain-char-count="2" fo:hyphenation-push-char-count="2" loext:hyphenation-no-caps="false"/>
    </style:style>
    <style:style style:name="P51" style:family="paragraph" style:parent-style-name="Text_20_body" style:list-style-name="L12" style:master-page-name="">
      <loext:graphic-properties draw:fill="none" draw:fill-color="#99ccff"/>
      <style:paragraph-properties fo:margin-left="2.499cm" fo:margin-right="0cm" fo:margin-top="0cm" fo:margin-bottom="0cm" style:contextual-spacing="false" fo:text-align="justify" style:justify-single-word="false" fo:hyphenation-ladder-count="no-limit" fo:text-indent="-0.6cm" style:auto-text-indent="false" style:page-number="auto" fo:background-color="transparent" style:shadow="none">
        <style:tab-stops/>
      </style:paragraph-properties>
      <style:text-properties style:text-line-through-style="none" style:text-line-through-type="none" fo:language="ru" fo:country="RU" officeooo:rsid="001d423f" officeooo:paragraph-rsid="001640de" fo:hyphenate="true" fo:hyphenation-remain-char-count="2" fo:hyphenation-push-char-count="2" loext:hyphenation-no-caps="false"/>
    </style:style>
    <style:style style:name="P52" style:family="paragraph" style:parent-style-name="Text_20_body" style:list-style-name="L3">
      <style:text-properties style:text-line-through-style="none" style:text-line-through-type="none" fo:language="ru" fo:country="RU" officeooo:rsid="001d423f" officeooo:paragraph-rsid="001640de"/>
    </style:style>
    <style:style style:name="P53" style:family="paragraph" style:parent-style-name="Text_20_body" style:list-style-name="L4">
      <style:text-properties style:text-line-through-style="none" style:text-line-through-type="none" fo:language="ru" fo:country="RU" officeooo:rsid="001d423f" officeooo:paragraph-rsid="003897d4"/>
    </style:style>
    <style:style style:name="P54" style:family="paragraph" style:parent-style-name="Text_20_body" style:list-style-name="L4">
      <style:text-properties style:text-line-through-style="none" style:text-line-through-type="none" fo:language="ru" fo:country="RU" officeooo:rsid="001d423f" officeooo:paragraph-rsid="001640de"/>
    </style:style>
    <style:style style:name="P55" style:family="paragraph" style:parent-style-name="Text_20_body" style:list-style-name="L5">
      <style:text-properties style:text-line-through-style="none" style:text-line-through-type="none" fo:language="ru" fo:country="RU" officeooo:rsid="001d423f" officeooo:paragraph-rsid="001640de"/>
    </style:style>
    <style:style style:name="P56" style:family="paragraph" style:parent-style-name="Text_20_body" style:list-style-name="L6">
      <style:text-properties style:text-line-through-style="none" style:text-line-through-type="none" fo:language="ru" fo:country="RU" officeooo:rsid="001d423f" officeooo:paragraph-rsid="001640de"/>
    </style:style>
    <style:style style:name="P57" style:family="paragraph" style:parent-style-name="Text_20_body" style:list-style-name="L9">
      <style:text-properties style:text-line-through-style="none" style:text-line-through-type="none" fo:language="ru" fo:country="RU" officeooo:rsid="001d423f" officeooo:paragraph-rsid="001640de"/>
    </style:style>
    <style:style style:name="P58" style:family="paragraph" style:parent-style-name="Text_20_body" style:list-style-name="L13">
      <style:text-properties style:text-line-through-style="none" style:text-line-through-type="none" fo:language="ru" fo:country="RU" officeooo:rsid="001d423f" officeooo:paragraph-rsid="001640de"/>
    </style:style>
    <style:style style:name="P59" style:family="paragraph" style:parent-style-name="Text_20_body" style:list-style-name="L15">
      <style:text-properties style:text-line-through-style="none" style:text-line-through-type="none" fo:language="ru" fo:country="RU" officeooo:rsid="001d423f" officeooo:paragraph-rsid="001640de"/>
    </style:style>
    <style:style style:name="P60" style:family="paragraph" style:parent-style-name="Text_20_body" style:list-style-name="L16">
      <style:text-properties style:text-line-through-style="none" style:text-line-through-type="none" fo:language="ru" fo:country="RU" officeooo:rsid="001d423f" officeooo:paragraph-rsid="001640de"/>
    </style:style>
    <style:style style:name="P61" style:family="paragraph" style:parent-style-name="Text_20_body" style:list-style-name="L17">
      <style:text-properties style:text-line-through-style="none" style:text-line-through-type="none" fo:language="ru" fo:country="RU" officeooo:rsid="001d423f" officeooo:paragraph-rsid="001640de"/>
    </style:style>
    <style:style style:name="P62" style:family="paragraph" style:parent-style-name="Text_20_body" style:list-style-name="L18">
      <style:text-properties style:text-line-through-style="none" style:text-line-through-type="none" fo:language="ru" fo:country="RU" officeooo:rsid="001d423f" officeooo:paragraph-rsid="001640de"/>
    </style:style>
    <style:style style:name="P63" style:family="paragraph" style:parent-style-name="Text_20_body">
      <style:text-properties style:text-line-through-style="none" style:text-line-through-type="none" fo:language="ru" fo:country="RU" officeooo:rsid="001d423f" officeooo:paragraph-rsid="001640de"/>
    </style:style>
    <style:style style:name="P64" style:family="paragraph" style:parent-style-name="Text_20_body">
      <style:text-properties style:text-line-through-style="none" style:text-line-through-type="none" fo:language="ru" fo:country="RU" officeooo:rsid="001d423f" officeooo:paragraph-rsid="0045f370"/>
    </style:style>
    <style:style style:name="P65" style:family="paragraph" style:parent-style-name="Text_20_body">
      <style:text-properties style:text-line-through-style="none" style:text-line-through-type="none" fo:language="ru" fo:country="RU" officeooo:rsid="0040e749" officeooo:paragraph-rsid="0040e749"/>
    </style:style>
    <style:style style:name="P66" style:family="paragraph" style:parent-style-name="Text_20_body">
      <style:text-properties officeooo:paragraph-rsid="002a605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4f2b3" style:font-weight-asian="bold" style:font-weight-complex="bold"/>
    </style:style>
    <style:style style:name="T3" style:family="text">
      <style:text-properties fo:font-weight="bold" officeooo:rsid="00720cdf" style:font-weight-asian="bold" style:font-weight-complex="bold"/>
    </style:style>
    <style:style style:name="T4" style:family="text">
      <style:text-properties fo:font-weight="bold" officeooo:rsid="00733f6a" style:font-weight-asian="bold" style:font-weight-complex="bold"/>
    </style:style>
    <style:style style:name="T5" style:family="text">
      <style:text-properties fo:font-weight="bold" officeooo:rsid="0027c7ae" style:font-weight-asian="bold" style:font-weight-complex="bold"/>
    </style:style>
    <style:style style:name="T6" style:family="text">
      <style:text-properties fo:font-weight="bold" officeooo:rsid="00067d51" style:font-weight-asian="bold" style:font-weight-complex="bold"/>
    </style:style>
    <style:style style:name="T7" style:family="text">
      <style:text-properties fo:font-weight="bold" officeooo:rsid="001d423f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40e749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officeooo:rsid="0042892a"/>
    </style:style>
    <style:style style:name="T12" style:family="text">
      <style:text-properties officeooo:rsid="0045b6d8"/>
    </style:style>
    <style:style style:name="T13" style:family="text">
      <style:text-properties officeooo:rsid="0046f323"/>
    </style:style>
    <style:style style:name="T14" style:family="text">
      <style:text-properties style:text-line-through-style="none" style:text-line-through-type="none" fo:language="ru" fo:country="RU" officeooo:rsid="0035df7f"/>
    </style:style>
    <style:style style:name="T15" style:family="text">
      <style:text-properties style:text-line-through-style="none" style:text-line-through-type="none" fo:language="ru" fo:country="RU" officeooo:rsid="001d423f"/>
    </style:style>
    <style:style style:name="T16" style:family="text">
      <style:text-properties style:text-line-through-style="none" style:text-line-through-type="none" fo:language="ru" fo:country="RU" officeooo:rsid="00383d26"/>
    </style:style>
    <style:style style:name="T17" style:family="text">
      <style:text-properties style:text-line-through-style="none" style:text-line-through-type="none" fo:language="ru" fo:country="RU" officeooo:rsid="003d53ec"/>
    </style:style>
    <style:style style:name="T18" style:family="text">
      <style:text-properties style:text-line-through-style="none" style:text-line-through-type="none" fo:language="ru" fo:country="RU" officeooo:rsid="002a6054"/>
    </style:style>
    <style:style style:name="T19" style:family="text">
      <style:text-properties style:text-line-through-style="none" style:text-line-through-type="none" fo:language="ru" fo:country="RU" fo:font-weight="bold" officeooo:rsid="001d423f" style:font-weight-asian="bold" style:font-weight-complex="bold"/>
    </style:style>
    <style:style style:name="T20" style:family="text">
      <style:text-properties style:text-line-through-style="none" style:text-line-through-type="none" fo:language="ru" fo:country="RU" fo:font-weight="bold" officeooo:rsid="002a6054" style:font-weight-asian="bold" style:font-weight-complex="bold"/>
    </style:style>
    <style:style style:name="T21" style:family="text">
      <style:text-properties style:text-line-through-style="none" style:text-line-through-type="none" style:font-name="Times New Roman" fo:language="ru" fo:country="RU" officeooo:rsid="003d53ec" style:font-size-asian="10.5pt"/>
    </style:style>
    <style:style style:name="T22" style:family="text">
      <style:text-properties style:text-line-through-style="none" style:text-line-through-type="none" style:font-name="Times New Roman" fo:language="ru" fo:country="RU" officeooo:rsid="001d423f" style:font-size-asian="10.5pt"/>
    </style:style>
    <style:style style:name="T23" style:family="text">
      <style:text-properties style:text-line-through-style="none" style:text-line-through-type="none" style:font-name="Times New Roman" fo:language="ru" fo:country="RU" fo:font-weight="bold" officeooo:rsid="001d423f" style:font-size-asian="10.5pt" style:font-weight-asian="bold" style:font-weight-complex="bold"/>
    </style:style>
    <style:style style:name="T24" style:family="text">
      <style:text-properties style:text-line-through-style="none" style:text-line-through-type="none" style:font-name="Courier New" fo:language="ru" fo:country="RU" officeooo:rsid="001d423f"/>
    </style:style>
    <style:style style:name="T25" style:family="text">
      <style:text-properties style:font-name="Courier"/>
    </style:style>
    <style:style style:name="T26" style:family="text">
      <style:text-properties officeooo:rsid="003bdcb1"/>
    </style:style>
    <style:style style:name="T27" style:family="text">
      <style:text-properties officeooo:rsid="003d53ec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067d51" style:font-weight-asian="normal" style:font-weight-complex="normal"/>
    </style:style>
    <style:style style:name="T30" style:family="text">
      <style:text-properties fo:font-weight="normal" officeooo:rsid="00720cdf" style:font-weight-asian="normal" style:font-weight-complex="normal"/>
    </style:style>
    <style:style style:name="T31" style:family="text">
      <style:text-properties fo:font-weight="normal" officeooo:rsid="0027c7ae" style:font-weight-asian="normal" style:font-weight-complex="normal"/>
    </style:style>
    <style:style style:name="T32" style:family="text">
      <style:text-properties officeooo:rsid="003e1702"/>
    </style:style>
    <style:style style:name="T33" style:family="text">
      <style:text-properties officeooo:rsid="001afb9c"/>
    </style:style>
    <style:style style:name="T34" style:family="text">
      <style:text-properties officeooo:rsid="0074f2b3"/>
    </style:style>
    <style:style style:name="T35" style:family="text">
      <style:text-properties officeooo:rsid="00720cdf"/>
    </style:style>
    <style:style style:name="T36" style:family="text">
      <style:text-properties officeooo:rsid="00733f6a"/>
    </style:style>
    <style:style style:name="T37" style:family="text">
      <style:text-properties officeooo:rsid="00745123"/>
    </style:style>
    <style:style style:name="T38" style:family="text">
      <style:text-properties officeooo:rsid="00248c09"/>
    </style:style>
    <style:style style:name="T39" style:family="text">
      <style:text-properties officeooo:rsid="002a6054"/>
    </style:style>
    <style:style style:name="T40" style:family="text">
      <style:text-properties officeooo:rsid="002cd59a"/>
    </style:style>
    <style:style style:name="T41" style:family="text">
      <style:text-properties officeooo:rsid="002e91e8"/>
    </style:style>
    <style:style style:name="T42" style:family="text">
      <style:text-properties style:font-name="Courier New"/>
    </style:style>
    <style:style style:name="T43" style:family="text">
      <style:text-properties officeooo:rsid="00344995"/>
    </style:style>
    <style:style style:name="T44" style:family="text">
      <style:text-properties officeooo:rsid="00347204"/>
    </style:style>
    <style:style style:name="T45" style:family="text">
      <style:text-properties style:font-name="Courier New"/>
    </style:style>
    <style:style style:name="T46" style:family="text">
      <style:text-properties style:font-name="Courier New" officeooo:rsid="00344995"/>
    </style:style>
    <style:style style:name="T47" style:family="text">
      <style:text-properties style:font-name="Courier New" officeooo:rsid="0046f323"/>
    </style:style>
    <style:style style:name="T48" style:family="text">
      <style:text-properties style:font-name="Courier New" fo:font-weight="bold" style:font-weight-asian="bold" style:font-weight-complex="bold"/>
    </style:style>
    <style:style style:name="T49" style:family="text">
      <style:text-properties style:font-name="Courier New" fo:font-weight="normal" style:font-weight-asian="normal" style:font-weight-complex="normal"/>
    </style:style>
    <style:style style:name="T50" style:family="text">
      <style:text-properties style:font-name="F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Статические и динамические библиотеки</text:h>
      <text:list xml:id="list650910098" text:style-name="L1">
        <text:list-header>
          <text:p text:style-name="P36"/>
        </text:list-header>
      </text:list>
      <text:p text:style-name="P1">Очень редко программа состоит из одного файла. Большая вычислительная задача решается с помощью программы, которая состоит из нескольких файлов. Рассмотрим программу, которая вычисляет определенный интеграл с заданной точностью. Функции, реализующие конкретные методы численного интегрирования хранятся в отдельном файле.</text:p>
      <text:p text:style-name="P2">Кратко вспомним некоторые формулы <text:alphabetical-index-mark text:string-value="Численное интегрирование"/>численного интегрирования:</text:p>
      <text:list xml:id="list118245475" text:style-name="L2">
        <text:list-item>
          <text:p text:style-name="P45"><text:alphabetical-index-mark-start text:id="IMark94869936328232" text:key1="Численное интегрирование"/><text:span text:style-name="T14">м</text:span><text:span text:style-name="T15">етод прямоугольников</text:span><text:alphabetical-index-mark-end text:id="IMark94869936328232"/><text:span text:style-name="T15"> </text:span><text:span text:style-name="T15"><draw:frame draw:style-name="fr1" draw:name="Объект1" text:anchor-type="as-char" svg:width="3.881cm" svg:height="1.198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5">;</text:span></text:p>
        </text:list-item>
        <text:list-item>
          <text:p text:style-name="P45"><text:alphabetical-index-mark-start text:id="IMark94869936328232"/><text:alphabetical-index-mark-start text:id="IMark94869952432728" text:key1="Численное интегрирование"/><text:span text:style-name="T14">м</text:span><text:span text:style-name="T15">етод трапеций</text:span><text:alphabetical-index-mark-end text:id="IMark94869952432728"/><text:alphabetical-index-mark-end text:id="IMark94869936328232"/><text:span text:style-name="T15"> </text:span><text:span text:style-name="T15"><draw:frame draw:style-name="fr1" draw:name="Объект2" text:anchor-type="as-char" svg:width="6.133cm" svg:height="1.256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5">;</text:span></text:p>
        </text:list-item>
        <text:list-item>
          <text:p text:style-name="P45"><text:alphabetical-index-mark-start text:id="IMark94869936328232" text:key1="Численное интегрирование"/><text:span text:style-name="T15">метод Симпсона</text:span><text:alphabetical-index-mark-end text:id="IMark94869936328232"/><text:span text:style-name="T15"><text:note text:id="ftn1" text:note-class="footnote"><text:note-citation>1</text:note-citation><text:note-body><text:p text:style-name="P19">В формуле метода Симпсона n – чётно, p изменяется по закону p=4; p=6-p.</text:p></text:note-body></text:note></text:span><text:span text:style-name="T15"> </text:span><text:span text:style-name="T15"><draw:frame draw:style-name="fr1" draw:name="Объект3" text:anchor-type="as-char" svg:width="6.784cm" svg:height="1.256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5">;</text:span></text:p>
        </text:list-item>
        <text:list-item>
          <text:p text:style-name="P45"><text:alphabetical-index-mark-start text:id="IMark94869952432728" text:key1="Численное интегрирование"/><text:span text:style-name="T15">метод Гаусса</text:span><text:alphabetical-index-mark-end text:id="IMark94869952432728"/><text:span text:style-name="T15"> </text:span><text:span text:style-name="T15"><draw:frame draw:style-name="fr1" draw:name="Объект4" text:anchor-type="as-char" svg:width="7.311cm" svg:height="1.261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5">, коэффициенты </text:span><text:span text:style-name="T15"><draw:frame draw:style-name="fr1" draw:name="Объект5" text:anchor-type="as-char" svg:width="0.601cm" svg:height="0.531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5">, </text:span><text:span text:style-name="T15"><draw:frame draw:style-name="fr1" draw:name="Объект6" text:anchor-type="as-char" svg:width="0.427cm" svg:height="0.531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5"><text:s/>для практического использования при n=2,3,4,5,6,7,8 <text:s/>представлены в таблице </text:span><text:span text:style-name="T15"><text:sequence-ref text:reference-format="value" text:ref-name="refTable0">1</text:sequence-ref></text:span><text:span text:style-name="T15">;</text:span></text:p>
        </text:list-item>
      </text:list>
      <text:p text:style-name="P25">Таблица <text:sequence text:ref-name="refTable0" text:name="Table" text:formula="ooow:Table+1" style:num-format="1">1</text:sequence>: <text:s/><text:span text:style-name="T15">Значения коэффициентов в квадратурной формуле Гаусса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TableLine94869882875088">
          <table:table-cell table:style-name="Таблица2.A1" office:value-type="string">
            <text:p text:style-name="P8">n</text:p>
          </table:table-cell>
          <table:table-cell table:style-name="Таблица2.A1" office:value-type="string">
            <text:p text:style-name="P7">Массив t</text:p>
          </table:table-cell>
          <table:table-cell table:style-name="Таблица2.C1" office:value-type="string">
            <text:p text:style-name="P2">Массив A</text:p>
          </table:table-cell>
        </table:table-row>
        <table:table-row table:style-name="TableLine94869952127280">
          <table:table-cell table:style-name="Таблица2.A2" office:value-type="string">
            <text:p text:style-name="P13">2</text:p>
          </table:table-cell>
          <table:table-cell table:style-name="Таблица2.A2" office:value-type="string">
            <text:p text:style-name="P3">-0.57735027, 0.57735027</text:p>
          </table:table-cell>
          <table:table-cell table:style-name="Таблица2.C2" office:value-type="string">
            <text:p text:style-name="P3">1 1</text:p>
          </table:table-cell>
        </table:table-row>
        <table:table-row table:style-name="TableLine94869942594384">
          <table:table-cell table:style-name="Таблица2.A2" office:value-type="string">
            <text:p text:style-name="P13">3</text:p>
          </table:table-cell>
          <table:table-cell table:style-name="Таблица2.A2" office:value-type="string">
            <text:p text:style-name="P3">-0.77459667, 0, 0.77459667</text:p>
          </table:table-cell>
          <table:table-cell table:style-name="Таблица2.C2" office:value-type="string">
            <text:p text:style-name="P3">5/9, 8/9, 5/9 </text:p>
          </table:table-cell>
        </table:table-row>
        <table:table-row table:style-name="TableLine94869946555472">
          <table:table-cell table:style-name="Таблица2.A2" office:value-type="string">
            <text:p text:style-name="P13">4</text:p>
          </table:table-cell>
          <table:table-cell table:style-name="Таблица2.A2" office:value-type="string">
            <text:p text:style-name="P3">-0.86113631, -0.33998104, 0.33998104, <text:s/>0.86113631 </text:p>
          </table:table-cell>
          <table:table-cell table:style-name="Таблица2.C2" office:value-type="string">
            <text:p text:style-name="P3">0.34785484, 0.65214516, 0.65214516, 0.34785484</text:p>
          </table:table-cell>
        </table:table-row>
        <table:table-row table:style-name="TableLine94869941485568">
          <table:table-cell table:style-name="Таблица2.A2" office:value-type="string">
            <text:p text:style-name="P13">5</text:p>
          </table:table-cell>
          <table:table-cell table:style-name="Таблица2.A2" office:value-type="string">
            <text:p text:style-name="P3">-0.90617985, -0.53846931, 0, 0.53846931, <text:s text:c="2"/>0.90617985</text:p>
          </table:table-cell>
          <table:table-cell table:style-name="Таблица2.C2" office:value-type="string">
            <text:p text:style-name="P3">0.23692688, 0.47862868, 0.568888889, 0.47862868, 0.23692688</text:p>
          </table:table-cell>
        </table:table-row>
        <table:table-row table:style-name="TableLine94869950848080">
          <table:table-cell table:style-name="Таблица2.A2" office:value-type="string">
            <text:p text:style-name="P13">6</text:p>
          </table:table-cell>
          <table:table-cell table:style-name="Таблица2.A2" office:value-type="string">
            <text:p text:style-name="P3">-0.93246951, -0.66120939, -0.23861919, <text:s/>0.23861919, 0.66120939, 0.93246951</text:p>
          </table:table-cell>
          <table:table-cell table:style-name="Таблица2.C2" office:value-type="string">
            <text:p text:style-name="P3">0.17132450, 0.36076158, 0.46791394, 0.46791394, 0.36076158, 0.17132450</text:p>
          </table:table-cell>
        </table:table-row>
        <table:table-row table:style-name="TableLine94869909109488">
          <table:table-cell table:style-name="Таблица2.A2" office:value-type="string">
            <text:p text:style-name="P13">7</text:p>
          </table:table-cell>
          <table:table-cell table:style-name="Таблица2.A2" office:value-type="string">
            <text:p text:style-name="P3">-0.94910791, -0.74153119, -0.40584515, 0, 0.40584515, 0.74153119, 0.94910791</text:p>
          </table:table-cell>
          <table:table-cell table:style-name="Таблица2.C2" office:value-type="string">
            <text:p text:style-name="P3">0.12948496, 0.27970540, 0.38183006, 0.41795918, 0.38183006, 0.27970540, 0.12948496</text:p>
          </table:table-cell>
        </table:table-row>
        <table:table-row table:style-name="TableLine94869909344048">
          <table:table-cell table:style-name="Таблица2.A2" office:value-type="string">
            <text:p text:style-name="P13">8</text:p>
          </table:table-cell>
          <table:table-cell table:style-name="Таблица2.A2" office:value-type="string">
            <text:p text:style-name="P3">-0.96028986, -0.79666648, -0.52553242, -0.18343464, 0.18343464, 0.52553242, <text:s/>0.79666648, 0.96028986</text:p>
          </table:table-cell>
          <table:table-cell table:style-name="Таблица2.C2" office:value-type="string">
            <text:p text:style-name="P3">0.10122854, 0.22238104, 0.31370664, 0.36268378, 0.36268378, 0.31370664, 0.22238104, 0.10122854</text:p>
          </table:table-cell>
        </table:table-row>
      </table:table>
      <text:list xml:id="list182027522129663" text:continue-numbering="true" text:style-name="L2">
        <text:list-header>
          <text:p text:style-name="P49"/>
        </text:list-header>
        <text:list-item>
          <text:p text:style-name="P44"><text:span text:style-name="T15">метод Чебышёва </text:span><text:span text:style-name="T15"><draw:frame draw:style-name="fr1" draw:name="Объект7" text:anchor-type="as-char" svg:width="6.773cm" svg:height="1.261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5">, коэффициенты </text:span><text:span text:style-name="T15"><draw:frame draw:style-name="fr1" draw:name="Объект8" text:anchor-type="as-char" svg:width="0.427cm" svg:height="0.531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5"><text:s/>для практического использования при n=2,3,4,5,6,7,9 <text:s/>представлены в таблице </text:span><text:span text:style-name="T15"><text:sequence-ref text:reference-format="value" text:ref-name="refTable1">2</text:sequence-ref></text:span><text:span text:style-name="T15">.</text:span></text:p>
        </text:list-item>
      </text:list>
      <text:p text:style-name="P25">Таблица <text:sequence text:ref-name="refTable1" text:name="Table" text:formula="ooow:Table+1" style:num-format="1">2</text:sequence>: <text:s/><text:span text:style-name="T15">Значения коэффициентов в квадратурной формуле </text:span><text:span text:style-name="T16">Чебышёва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94869946211136">
          <table:table-cell table:style-name="Таблица3.A1" office:value-type="string">
            <text:p text:style-name="P8">n</text:p>
          </table:table-cell>
          <table:table-cell table:style-name="Таблица3.B1" office:value-type="string">
            <text:p text:style-name="P7">Массив t</text:p>
          </table:table-cell>
        </table:table-row>
        <table:table-row table:style-name="TableLine94869945718272">
          <table:table-cell table:style-name="Таблица3.A2" office:value-type="string">
            <text:p text:style-name="P13">2</text:p>
          </table:table-cell>
          <table:table-cell table:style-name="Таблица3.B2" office:value-type="string">
            <text:p text:style-name="P3">-0.577350, 0.577350</text:p>
          </table:table-cell>
        </table:table-row>
        <table:table-row table:style-name="TableLine94869955488496">
          <table:table-cell table:style-name="Таблица3.A2" office:value-type="string">
            <text:p text:style-name="P13">3</text:p>
          </table:table-cell>
          <table:table-cell table:style-name="Таблица3.B2" office:value-type="string">
            <text:p text:style-name="P3">-0.707107, 0, -0.707107</text:p>
          </table:table-cell>
        </table:table-row>
        <table:table-row table:style-name="TableLine94869934224064">
          <table:table-cell table:style-name="Таблица3.A2" office:value-type="string">
            <text:p text:style-name="P13">4</text:p>
          </table:table-cell>
          <table:table-cell table:style-name="Таблица3.B2" office:value-type="string">
            <text:p text:style-name="P3">-0.794654, -0.187592, 0.187592, 0.794654 </text:p>
          </table:table-cell>
        </table:table-row>
        <table:table-row table:style-name="TableLine94869939087504">
          <table:table-cell table:style-name="Таблица3.A2" office:value-type="string">
            <text:p text:style-name="P13">5</text:p>
          </table:table-cell>
          <table:table-cell table:style-name="Таблица3.B2" office:value-type="string">
            <text:p text:style-name="P3">0.832498, -0.374541, 0, 0.374541, <text:s/>0.832498</text:p>
          </table:table-cell>
        </table:table-row>
        <table:table-row table:style-name="TableLine94869964031296">
          <table:table-cell table:style-name="Таблица3.A2" office:value-type="string">
            <text:p text:style-name="P13">6</text:p>
          </table:table-cell>
          <table:table-cell table:style-name="Таблица3.B2" office:value-type="string">
            <text:p text:style-name="P3">-0.866247, -0.422519, -0.266635, 0.266635, 0.422519, 0.866247</text:p>
          </table:table-cell>
        </table:table-row>
        <text:soft-page-break/>
        <table:table-row table:style-name="TableLine94869974352624">
          <table:table-cell table:style-name="Таблица3.A2" office:value-type="string">
            <text:p text:style-name="P13">7</text:p>
          </table:table-cell>
          <table:table-cell table:style-name="Таблица3.B2" office:value-type="string">
            <text:p text:style-name="P3">-0.883862, -0.529657, -0.323912, 0, 0.323912, 0.529657, 0.883862 </text:p>
          </table:table-cell>
        </table:table-row>
        <table:table-row table:style-name="TableLine94869906245632">
          <table:table-cell table:style-name="Таблица3.A2" office:value-type="string">
            <text:p text:style-name="P14">9</text:p>
          </table:table-cell>
          <table:table-cell table:style-name="Таблица3.B2" office:value-type="string">
            <text:p text:style-name="P3"><text:s/>-0.911589, -0.601019, -0.528762, -0.167906, 0, 0.167906, 0.528762, 0.601019, 0.911589</text:p>
          </table:table-cell>
        </table:table-row>
      </table:table>
      <text:p text:style-name="P2">В состав библиотеки включим следующие функции<text:note text:id="ftn2" text:note-class="footnote"><text:note-citation>2</text:note-citation><text:note-body><text:p text:style-name="P15">Параметр по умолчанию n в методах прямоугольников, трапеций, Симпсона определяет количество участков на интервале [a;b], а в методах Гаусса и Чебышёва -- число узлов интегрирования.</text:p></text:note-body></text:note>:</text:p>
      <text:list xml:id="list510180765" text:style-name="L3">
        <text:list-item>
          <text:p text:style-name="P52"><text:span text:style-name="Example"><text:span text:style-name="T42">double int_pr(double a, double b, double (*fn)(double), int n=10)</text:span></text:span> – функция вычисления интеграла <draw:frame draw:style-name="fr1" draw:name="Объект9" text:anchor-type="as-char" svg:width="1.843cm" svg:height="1.198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text:s/>методом прямоугольников;</text:p>
        </text:list-item>
        <text:list-item>
          <text:p text:style-name="P52"><text:span text:style-name="Example"><text:span text:style-name="T42">double int_trap(double a, double b, double (*fn)(double), int n=10)</text:span></text:span> – <text:s/>функция вычисления интеграла <draw:frame draw:style-name="fr1" draw:name="Объект10" text:anchor-type="as-char" svg:width="1.843cm" svg:height="1.198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text:s/>методом трапеций;</text:p>
        </text:list-item>
        <text:list-item>
          <text:p text:style-name="P52"><text:span text:style-name="Example"><text:span text:style-name="T42">double int_simps(double a, double b, double (*fn)(double), int n=10)</text:span></text:span> – функция вычисления интеграла <draw:frame draw:style-name="fr1" draw:name="Объект11" text:anchor-type="as-char" svg:width="1.843cm" svg:height="1.198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text:s/>методом Симпсона;</text:p>
        </text:list-item>
        <text:list-item>
          <text:p text:style-name="P52"><text:span text:style-name="Example"><text:span text:style-name="T42">double int_gauss(double a, double b, double (*fn)(double), int n=8)</text:span></text:span> – функция вычисления интеграла <draw:frame draw:style-name="fr1" draw:name="Объект12" text:anchor-type="as-char" svg:width="1.843cm" svg:height="1.198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text:s/>методом Гаусса;</text:p>
        </text:list-item>
        <text:list-item>
          <text:p text:style-name="P52"><text:span text:style-name="Example"><text:span text:style-name="T42">double int_chebishev(double a, double b, double (*fn)(double), int n=9)</text:span></text:span> – функция вычисления интеграла <draw:frame draw:style-name="fr1" draw:name="Объект13" text:anchor-type="as-char" svg:width="1.843cm" svg:height="1.198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text:s/>методом Чебышёва.</text:p>
        </text:list-item>
      </text:list>
      <text:p text:style-name="P2">Для создания библиотеки создадим заголовочный файл <text:span text:style-name="Example"><text:span text:style-name="T42">integral.h</text:span></text:span> и файл <text:s/><text:span text:style-name="Example"><text:span text:style-name="T42">integral.cpp</text:span></text:span>, в который поместим тексты пяти функций численного интегрирования. Содержимое файла <text:span text:style-name="Example"><text:span text:style-name="T48">integral.h</text:span></text:span></text:p>
      <text:p text:style-name="P12">//Функция вычисления определённого интеграла методом </text:p>
      <text:p text:style-name="P12">//прямоугольников.(a,b) - интервал интегрирования, *fn - </text:p>
      <text:p text:style-name="P12">//указатель на функцию типа double f (double).</text:p>
      <text:p text:style-name="P12">double int_pr(double a, double b, double (*fn)(double), int n=10);</text:p>
      <text:p text:style-name="P12">//Функция вычисления определённого интеграла методом</text:p>
      <text:p text:style-name="P12">//трапеций.(a,b) - интервал интегрирования, *fn - </text:p>
      <text:p text:style-name="P12">//указатель на функцию типа` double f (double).</text:p>
      <text:p text:style-name="P12">double int_trap(double a, double b, double (*fn)(double), int n=10);</text:p>
      <text:p text:style-name="P12">//Функция вычисления определённого интеграла методом</text:p>
      <text:p text:style-name="P12">//Симпсона.(a,b) - интервал интегрирования, *fn - </text:p>
      <text:p text:style-name="P12">//указатель на функцию типа` double f (double).</text:p>
      <text:p text:style-name="P12">double int_simps(double a, double b, double (*fn)(double), int n=10);</text:p>
      <text:p text:style-name="P12">//Функция вычисления определённого интеграла методом</text:p>
      <text:p text:style-name="P12">//Чебышева.(a,b) - интервал интегрирования, *fn - </text:p>
      <text:p text:style-name="P12">//указатель на функцию типа` double f (double).</text:p>
      <text:p text:style-name="P12">double int_chebishev(double a, double b, double (*fn)(double), int n=9);</text:p>
      <text:p text:style-name="P12">//Функция вычисления определённого интеграла методом</text:p>
      <text:p text:style-name="P12">// Гаусса. (a,b) - интервал интегрирования, *fn -</text:p>
      <text:p text:style-name="P12">// указатель на функцию типа double f (double)</text:p>
      <text:p text:style-name="P12">double int_gauss(double a, double b, double (*fn)(double), int n=8);</text:p>
      <text:p text:style-name="P11"><text:soft-page-break/>Файл <text:span text:style-name="Example"><text:span text:style-name="T48">integral.cpp</text:span></text:span>:</text:p>
      <text:p text:style-name="P12">double int_pr(double a, double b, double (*fn)(double), int n)</text:p>
      <text:p text:style-name="P12">{</text:p>
      <text:p text:style-name="P12">double h, s;</text:p>
      <text:p text:style-name="P12">int i;</text:p>
      <text:p text:style-name="P12">h=(b-a)/n;</text:p>
      <text:p text:style-name="P12">for(s=i=0;i&lt;n;i++)</text:p>
      <text:p text:style-name="P12">s+=fn(a+i*h);</text:p>
      <text:p text:style-name="P12">return s*h;</text:p>
      <text:p text:style-name="P12">}</text:p>
      <text:p text:style-name="P12">double int_trap(double a, double b, double (*fn)(double), int n)</text:p>
      <text:p text:style-name="P12">{</text:p>
      <text:p text:style-name="P12">double h, s;</text:p>
      <text:p text:style-name="P12">int i;</text:p>
      <text:p text:style-name="P12">h=(b-a)/n;</text:p>
      <text:p text:style-name="P12">for(s=0.5*(fn(a)+fn(b)),i=1;i&lt;n;i++)</text:p>
      <text:p text:style-name="P12">s+=fn(a+i*h);</text:p>
      <text:p text:style-name="P12">return s*h;</text:p>
      <text:p text:style-name="P12">}</text:p>
      <text:p text:style-name="P12">double int_simps(double a, double b, double (*fn)(double), int n)</text:p>
      <text:p text:style-name="P12">{</text:p>
      <text:p text:style-name="P12">double h, s,p=4;</text:p>
      <text:p text:style-name="P12">int i;</text:p>
      <text:p text:style-name="P12">h=(b-a)/n;</text:p>
      <text:p text:style-name="P12">for(s=fn(a)+fn(b),i=1;i&lt;n;i++,p=6-p)</text:p>
      <text:p text:style-name="P12">s+=p*fn(a+i*h);</text:p>
      <text:p text:style-name="P12">return s*h/3;</text:p>
      <text:p text:style-name="P12">}</text:p>
      <text:p text:style-name="P12">double int_chebishev(double a, double b, double (*fn)(double), int n)</text:p>
      <text:p text:style-name="P12">{</text:p>
      <text:p text:style-name="P12">int i;</text:p>
      <text:p text:style-name="P12">double s,</text:p>
      <text:p text:style-name="P12">t[9]={-0.911589, -0.601019, -0.528762, -0.167906, 0, 0.167906, 0.528762, 0.601019, <text:s/>0.911589};</text:p>
      <text:p text:style-name="P12">for(s=i=0;i&lt;n;i++)</text:p>
      <text:p text:style-name="P12">s+=fn((b+a)/2+(b-a)/2*t[i]);</text:p>
      <text:p text:style-name="P12">s*=(b-a)/n;</text:p>
      <text:p text:style-name="P12">return s;</text:p>
      <text:p text:style-name="P12">}</text:p>
      <text:p text:style-name="P12">double int_gauss(double a, double b, double (*fn)(double), int n)</text:p>
      <text:p text:style-name="P12">{</text:p>
      <text:p text:style-name="P12">int i;</text:p>
      <text:p text:style-name="P12">double s,</text:p>
      <text:p text:style-name="P12">t[8]={-0.96028986, -0.79666648, -0.52553242, -0.18343464, 0.18343464, 0.52553242, <text:s/>0.79666648, 0.96028986},</text:p>
      <text:p text:style-name="P12">A[8]={0.10122854, 0.22238104, 0.31370664, 0.36268378, 0.36268378, 0.31370664, 0.22238104, 0.10122854};</text:p>
      <text:p text:style-name="P12">for(s=i=0;i&lt;n;i++)</text:p>
      <text:p text:style-name="P12">s+=A[i]*fn((b+a)/2+(b-a)/2*t[i]);</text:p>
      <text:p text:style-name="P12"><text:soft-page-break/>s*=(b-a)/2;</text:p>
      <text:p text:style-name="P12">return s;</text:p>
      <text:p text:style-name="P12">}</text:p>
      <text:p text:style-name="P2">Напишем главную программу, в которой будем вычислять интегралы методами Гаусса и Чебышёва, а также вычислять интеграл методом трапеций с заданной точностью.</text:p>
      <text:p text:style-name="P12">#include &lt;iostream&gt;</text:p>
      <text:p text:style-name="P12">#include &lt;math.h&gt;</text:p>
      <text:p text:style-name="P12">#include "integral.h"</text:p>
      <text:p text:style-name="P12">using namespace std;</text:p>
      <text:p text:style-name="P12">double f1(double y)</text:p>
      <text:p text:style-name="P12">{</text:p>
      <text:p text:style-name="P12">return sin(y)*sin(y)*sin(y)*sin(y);</text:p>
      <text:p text:style-name="P12">}</text:p>
      <text:p text:style-name="P12">double f2(double y)</text:p>
      <text:p text:style-name="P12">{ </text:p>
      <text:p text:style-name="P12">return pow(2*y-1,0.5); </text:p>
      <text:p text:style-name="P12">}</text:p>
      <text:p text:style-name="P12"/>
      <text:p text:style-name="P12">int main(int argc, char **argv)</text:p>
      <text:p text:style-name="P12">{<text:tab/>double a,b,I1,I2,eps,n=4, razn;</text:p>
      <text:p text:style-name="P12"><text:tab/>cout&lt;&lt;"Интеграл sin(x)^4=\n";</text:p>
      <text:p text:style-name="P12"><text:tab/>cout&lt;&lt;"Введите интервал интегрирования\n";</text:p>
      <text:p text:style-name="P12"><text:tab/>cin&gt;&gt;a&gt;&gt;b;</text:p>
      <text:p text:style-name="P12">//Вызов функции int_gauss(a, b, f1), f1 - имя функции,</text:p>
      <text:p text:style-name="P12">// интеграл от которой надо посчитать.</text:p>
      <text:p text:style-name="P12"><text:tab/>cout&lt;&lt;"Метод Гаусса:"&lt;&lt;int_gauss(a, b, f1)&lt;&lt;endl;</text:p>
      <text:p text:style-name="P12">//Вызов функции int_chebishev(a, b, f1),f1 - имя функции,</text:p>
      <text:p text:style-name="P12">//интеграл от которой надо посчитать.</text:p>
      <text:p text:style-name="P12">cout&lt;&lt;"Метод Чебышева:"&lt;&lt;int_chebishev(a,b,f1)&lt;&lt;endl;</text:p>
      <text:p text:style-name="P12">cout&lt;&lt;"Интеграл sqrt(2*x-1)=\n";</text:p>
      <text:p text:style-name="P12">cout&lt;&lt;"Введите интервалы интегрирования\n";</text:p>
      <text:p text:style-name="P12">cin&gt;&gt;a&gt;&gt;b;</text:p>
      <text:p text:style-name="P12">//Вызов функции int_gauss(a, b, f2), f2 - имя функции,</text:p>
      <text:p text:style-name="P12">// интеграл от которой надо посчитать.</text:p>
      <text:p text:style-name="P12">cout&lt;&lt;"Метод Гаусса:"&lt;&lt;int_gauss(a, b, f2)&lt;&lt;endl;</text:p>
      <text:p text:style-name="P12">//Вызов функции int_chebishev(a, b, f2),f2 - имя функции,</text:p>
      <text:p text:style-name="P12">//интеграл от которой надо посчитать.</text:p>
      <text:p text:style-name="P12">cout&lt;&lt;"Метод Чебышева:"&lt;&lt;int_chebishev(a,b,f2)&lt;&lt;endl;</text:p>
      <text:p text:style-name="P12">// Вычисление <text:tab/>интеграла с заданной точностью.</text:p>
      <text:p text:style-name="P12">cout&lt;&lt;"Интеграл sin(x)^4=\n";</text:p>
      <text:p text:style-name="P12">cout&lt;&lt;"Введите интервал интегрирования и точность\n";</text:p>
      <text:p text:style-name="P12">cin&gt;&gt;a&gt;&gt;b&gt;&gt;eps;</text:p>
      <text:p text:style-name="P12">I1=int_trap(a,b,f1,n);</text:p>
      <text:p text:style-name="P12">razn=10*eps;</text:p>
      <text:p text:style-name="P12">while(razn&gt;eps)</text:p>
      <text:p text:style-name="P12">{</text:p>
      <text:p text:style-name="P12">I2=int_trap(a,b,f1,2*n);</text:p>
      <text:p text:style-name="P12">razn=fabs(I1-I2);</text:p>
      <text:p text:style-name="P12">I1=I2;</text:p>
      <text:p text:style-name="P12">n*=2;</text:p>
      <text:p text:style-name="P12">}</text:p>
      <text:p text:style-name="P12">cout&lt;&lt;"Интеграл="&lt;&lt;I2&lt;&lt;"\tn="&lt;&lt;n/2;</text:p>
      <text:p text:style-name="P12"/>
      <text:p text:style-name="P12"><text:soft-page-break/>return 0;</text:p>
      <text:p text:style-name="P12">}</text:p>
      <text:p text:style-name="P2">Осталось создать работающее приложение и библиотеку численного интегрирования. Классическим способом сборки проекта из нескольких файлов являются следующие шаги:</text:p>
      <text:list xml:id="list1602037145" text:style-name="L4">
        <text:list-item>
          <text:p text:style-name="P53">Компиляция библиотеки <text:span text:style-name="Example"><text:span text:style-name="T42">integral</text:span></text:span> с помощью команды </text:p>
        </text:list-item>
      </text:list>
      <text:p text:style-name="Листинг"><text:span text:style-name="Example"><text:span text:style-name="T42">g++ -c integral.cpp</text:span></text:span><text:span text:style-name="T42"><text:note text:id="ftn3" text:note-class="footnote"><text:note-citation>3</text:note-citation><text:note-body><text:p text:style-name="P20">Откомпилированные(объектные файлы) в unix-подобных системах имеют расширение <text:span text:style-name="T1">.o</text:span>.</text:p></text:note-body></text:note></text:span><text:span text:style-name="T42">.</text:span></text:p>
      <text:list xml:id="list182026824947109" text:continue-numbering="true" text:style-name="L4">
        <text:list-item>
          <text:p text:style-name="P53">Компиляция главной функции <text:span text:style-name="Example"><text:span text:style-name="T42">integralmain.cpp</text:span></text:span> с помощью команды </text:p>
        </text:list-item>
      </text:list>
      <text:p text:style-name="Листинг"><text:span text:style-name="Example"><text:span text:style-name="T42">g++ -c integralmain.cpp</text:span></text:span><text:span text:style-name="T42">.</text:span></text:p>
      <text:list xml:id="list182026751211047" text:continue-numbering="true" text:style-name="L4">
        <text:list-item>
          <text:p text:style-name="P53">Создание исполняемого файла с именем <text:span text:style-name="Example"><text:span text:style-name="T42">primer</text:span></text:span> из двух откомпилированных файлов <text:span text:style-name="Example"><text:span text:style-name="T42">integralmain.o</text:span></text:span> и <text:span text:style-name="Example"><text:span text:style-name="T42">integral.o</text:span></text:span> с помощью команды </text:p>
        </text:list-item>
      </text:list>
      <text:p text:style-name="Листинг"><text:span text:style-name="Example"><text:span text:style-name="T42">g++ integralmain.o integral.o -o primer</text:span></text:span><text:span text:style-name="T42">.</text:span></text:p>
      <text:list xml:id="list182027210852110" text:continue-numbering="true" text:style-name="L4">
        <text:list-item>
          <text:p text:style-name="P54">Запуск исполняемого файла <text:span text:style-name="Example"><text:span text:style-name="T42">./primer</text:span></text:span>.</text:p>
        </text:list-item>
      </text:list>
      <text:p text:style-name="P6">Три классических шага сборки замечательно заменяются одной командой </text:p>
      <text:p text:style-name="Листинг"><text:span text:style-name="Example"><text:span text:style-name="T42">g++ integralmain.cpp integral.cpp -o primer1</text:span></text:span><text:span text:style-name="T42">.</text:span></text:p>
      <text:p text:style-name="P6">Однако следует помнить, что в этом случае, происходит автоматическая перекомпиляция всех файлов не зависимо от того, нужна она или нет.</text:p>
      <text:p text:style-name="P6">Обратите внимание, что в именах файлов при использовании компиляторов <text:span text:style-name="Example"><text:span text:style-name="T42">g++</text:span></text:span> и <text:span text:style-name="Example"><text:span text:style-name="T42">gfortran</text:span></text:span> могут использоваться шаблоны имён (символы подстановки *, ?). Можно было написать </text:p>
      <text:p text:style-name="P6"><text:span text:style-name="Example"><text:span text:style-name="T42">g++ integral*.cpp -o primer1</text:span></text:span><text:span text:style-name="T42">.</text:span></text:p>
      <text:p text:style-name="P2">Наличие механизмов раздельной компиляции делает возможным повторного использования кода разработанных функций. Скомпилированные файлы (файлы с объектным кодом) собираются в библиотеку. Библиотека является одним файлом, в котором содержатся код всех откомпилированных файлов. В библиотеке также содержится некий индекс, позволяющий ускорять процесс сборки по сравнению с обычной сборкой из объектных файлов.</text:p>
      <text:p text:style-name="P2">Различают <text:span text:style-name="T8">статические </text:span><text:span text:style-name="T9">(static)</text:span> и <text:span text:style-name="T8">динамические </text:span><text:span text:style-name="T9">(dynamic, shared)</text:span> библиотеки. При использовании <text:span text:style-name="T8">статических</text:span> библиотек код в программу из библиотеки добавляется на этапе сборки(линковки). После этого исполняемый файл благополучно функционирует и без файла библиотеки. При использовании <text:span text:style-name="T8">динамических</text:span> библиотек код в исполняемый файл не добавляется на этапе сборки, он загружается в оперативную память во время выполнения приложения. Таким образом динамическая библиотека должна быть доступна и после сборки. К преимуществам динамических библиотек можно отнести возможность совместного ("одновременного") использования несколькими программами загруженной динамической библиотеки. Библиотека загружается в память только один раз и используется всеми программами, которым она нужна. </text:p>
      <text:p text:style-name="P2">При обновлении динамической библиотеки требуется только перезагрузка её в память, при обновлении статической библиотеки – необходимо пересобрать все приложения, которые используют данную библиотеку. Процесс пересборки может быть достаточно долгим.</text:p>
      <text:h text:style-name="P35" text:outline-level="4"><text:bookmark-start text:name="__RefHeading___Toc2623_243035353"/>Создание статической библиотеки<text:bookmark-end text:name="__RefHeading___Toc2623_243035353"/></text:h>
      <text:p text:style-name="P2"><text:s/>В качестве примера рассмотрим статической библиотеки создадим небольшую математическую библиотеку, в которую включим функции численного интегрирования из файла <text:span text:style-name="Example"><text:span text:style-name="T49">integral.cpp</text:span></text:span>. Чтобы продемонстрировать технологию сборки библиотеки из нескольких файлов, разделим файлы <text:span text:style-name="Example"><text:span text:style-name="T49">integral.cpp</text:span></text:span> и <text:span text:style-name="Example"><text:span text:style-name="T49">integral.h</text:span></text:span>: <text:span text:style-name="Example"><text:span text:style-name="T49">integral1.h</text:span></text:span><text:span text:style-name="T49">, </text:span><text:span text:style-name="Example"><text:span text:style-name="T49">integral1.cpp</text:span></text:span> и <text:span text:style-name="Example"><text:span text:style-name="T49">integral2.h</text:span></text:span>, <text:span text:style-name="Example"><text:span text:style-name="T49">integral2.cpp</text:span></text:span>. В файлах <text:span text:style-name="Example"><text:span text:style-name="T49">integral1</text:span></text:span> находятся функции численного интегрирования метода трапеций, прямоугольников и Симпсона, в файлах и <text:span text:style-name="Example"><text:span text:style-name="T49">integral2</text:span></text:span> – функции численного интегрирования методами Гаусса и Чебышёва.</text:p>
      <text:p text:style-name="P2"><text:s/>Ниже приведено содержимое этих файлов.</text:p>
      <text:p text:style-name="P2">Файл <text:span text:style-name="Example"><text:span text:style-name="T48">integral1.h</text:span></text:span>:</text:p>
      <text:p text:style-name="Листинг"><text:soft-page-break/>//Функция вычисления определённого интеграла методом</text:p>
      <text:p text:style-name="Листинг">//прямоугольников.(a,b) - интервал интегрирования, *fn - </text:p>
      <text:p text:style-name="Листинг">//указатель на функцию типа double f (double).</text:p>
      <text:p text:style-name="Листинг">double int_pr(double a, double b, double (*fn)(double), int n=10);</text:p>
      <text:p text:style-name="Листинг">//Функция вычисления определённого интеграла методом </text:p>
      <text:p text:style-name="Листинг">//трапеций.(a,b) - интервал интегрирования, *fn - </text:p>
      <text:p text:style-name="Листинг">//указатель на функцию типа double f (double).</text:p>
      <text:p text:style-name="Листинг">double int_trap(double a, double b, double (*fn)(double), int n=10);</text:p>
      <text:p text:style-name="Листинг">//Функция вычисления определённого интеграла методом</text:p>
      <text:p text:style-name="Листинг">//Симпсона.(a,b) - интервал интегрирования, *fn - </text:p>
      <text:p text:style-name="Листинг">//указатель на функцию типа double f (double).</text:p>
      <text:p text:style-name="Листинг">double int_simps(double a, double b, double (*fn)(double), int n);</text:p>
      <text:p text:style-name="P2">Файл <text:span text:style-name="Example"><text:span text:style-name="T48">integral1.cpp</text:span></text:span>:</text:p>
      <text:p text:style-name="Листинг">double int_pr(double a, double b, double (*fn)(double), int n)</text:p>
      <text:p text:style-name="Листинг"><text:s/>{</text:p>
      <text:p text:style-name="Листинг"><text:s/>double h, s;</text:p>
      <text:p text:style-name="Листинг"><text:s/>int i;</text:p>
      <text:p text:style-name="Листинг"><text:s/>h=(b-a)/n;</text:p>
      <text:p text:style-name="Листинг"><text:s/>for(s=i=0;i&lt;n;i++)</text:p>
      <text:p text:style-name="Листинг"><text:s/>s+=fn(a+i*h);</text:p>
      <text:p text:style-name="Листинг"><text:s/>return s*h;</text:p>
      <text:p text:style-name="Листинг"><text:s/>}</text:p>
      <text:p text:style-name="Листинг"><text:s/>double int_trap(double a, double b, double (*fn)(double), int n)</text:p>
      <text:p text:style-name="Листинг"><text:s/>{</text:p>
      <text:p text:style-name="Листинг"><text:s/>double h, s;</text:p>
      <text:p text:style-name="Листинг"><text:s/>int i;</text:p>
      <text:p text:style-name="Листинг"><text:s/>h=(b-a)/n;</text:p>
      <text:p text:style-name="Листинг"><text:s/>for(s=0.5*(fn(a)+fn(b)),i=1;i&lt;n;i++)</text:p>
      <text:p text:style-name="Листинг"><text:s/>s+=fn(a+i*h);</text:p>
      <text:p text:style-name="Листинг"><text:s/>return s*h;</text:p>
      <text:p text:style-name="Листинг"><text:s/>}</text:p>
      <text:p text:style-name="Листинг"><text:s/>double int_simps(double a, double b, double (*fn)(double), int n)</text:p>
      <text:p text:style-name="Листинг"><text:s/>{</text:p>
      <text:p text:style-name="Листинг"><text:s/>double h, s,p=4;</text:p>
      <text:p text:style-name="Листинг"><text:s/>int i;</text:p>
      <text:p text:style-name="Листинг"><text:s/>h=(b-a)/n;</text:p>
      <text:p text:style-name="Листинг"><text:s/>for(s=fn(a)+fn(b),i=1;i&lt;n;i++,p=6-p)</text:p>
      <text:p text:style-name="Листинг"><text:s/>s+=p*fn(a+i*h);</text:p>
      <text:p text:style-name="Листинг"><text:s/>return s*h/3;</text:p>
      <text:p text:style-name="Листинг"><text:s/>}</text:p>
      <text:p text:style-name="P11">Файл <text:span text:style-name="Example"><text:span text:style-name="T48">integral2.h</text:span></text:span><text:span text:style-name="Example">:</text:span></text:p>
      <text:p text:style-name="Листинг">//Функция вычисления определённого интеграла методом</text:p>
      <text:p text:style-name="Листинг">//Чебышева.(a,b) - интервал интегрирования, *fn - </text:p>
      <text:p text:style-name="Листинг">//указатель на функцию типа double f (double).</text:p>
      <text:p text:style-name="Листинг">double intchebishev(double a, double b, double (*fn)(double), int n=9);</text:p>
      <text:p text:style-name="Листинг">//Функция вычисления определённого интеграла методом</text:p>
      <text:p text:style-name="Листинг">//Гаусса. (a,b) - интервал интегрирования, *fn -</text:p>
      <text:p text:style-name="Листинг"><text:soft-page-break/>//указатель на функцию типа` double f (double)</text:p>
      <text:p text:style-name="Листинг">double intgauss(double a, double b, double (*fn)(double), int n=8);</text:p>
      <text:p text:style-name="P2">Файл <text:span text:style-name="Example"><text:span text:style-name="T48">integral2.cpp</text:span></text:span>:</text:p>
      <text:p text:style-name="Листинг"><text:s/>double intchebishev(double a, double b, double (*fn)(double), int n)</text:p>
      <text:p text:style-name="Листинг"><text:s/>{</text:p>
      <text:p text:style-name="Листинг"><text:s/>int i;</text:p>
      <text:p text:style-name="Листинг"><text:s/>double s,</text:p>
      <text:p text:style-name="Листинг"><text:s/>t[9]={-0.911589, -0.601019, -0.528762, -0.167906, 0, 0.167906, 0.528762, 0.601019, <text:s/>0.911589};</text:p>
      <text:p text:style-name="Листинг"><text:s/>for(s=i=0;i&lt;n;i++)</text:p>
      <text:p text:style-name="Листинг"><text:s/>s+=fn((b+a)/2+(b-a)/2*t[i]);</text:p>
      <text:p text:style-name="Листинг"><text:s/>s*=(b-a)/n;</text:p>
      <text:p text:style-name="Листинг"><text:s/>return s;</text:p>
      <text:p text:style-name="Листинг"><text:s/>}</text:p>
      <text:p text:style-name="Листинг">double intgauss(double a, double b, double (*fn)(double), int n)</text:p>
      <text:p text:style-name="Листинг"><text:s/>{</text:p>
      <text:p text:style-name="Листинг"><text:s/>int i;</text:p>
      <text:p text:style-name="Листинг"><text:s/>double s,</text:p>
      <text:p text:style-name="Листинг"><text:s/>t[8]={-0.96028986, -0.79666648, -0.52553242, -0.18343464, 0.18343464, 0.52553242, <text:s/>0.79666648, 0.96028986},</text:p>
      <text:p text:style-name="Листинг"><text:s/>A[8]={0.10122854, 0.22238104, 0.31370664, 0.36268378, 0.36268378, 0.31370664, 0.22238104, 0.10122854};</text:p>
      <text:p text:style-name="Листинг"><text:s/>for(s=i=0;i&lt;n;i++)</text:p>
      <text:p text:style-name="Листинг"><text:s/>s+=A[i]*fn((b+a)/2+(b-a)/2*t[i]);</text:p>
      <text:p text:style-name="Листинг"><text:s/>s*=(b-a)/2;</text:p>
      <text:p text:style-name="Листинг"><text:s/>return s;</text:p>
      <text:p text:style-name="Листинг"><text:s/>}</text:p>
      <text:p text:style-name="P2">Откомпилируем файлы, включаемые в библиотеку стандартным образом:</text:p>
      <text:p text:style-name="P12">g++ -c integral1.cpp</text:p>
      <text:p text:style-name="P12">g++ -c integral2.cpp</text:p>
      <text:p text:style-name="P2">Воспользуемся командой <text:alphabetical-index-mark-start text:id="IMark94869935053832" text:key1="Команда"/><text:span text:style-name="T1">ar</text:span><text:alphabetical-index-mark-end text:id="IMark94869935053832"/>, которая применяется для создание и изменения библиотечных файлов. </text:p>
      <text:p text:style-name="P12">ar crs libintegral.a ./integral1.o ./integral2.o</text:p>
      <text:p text:style-name="P2">Рассмотрим параметры этой команды подробно:</text:p>
      <text:list xml:id="list1782785505" text:style-name="L5">
        <text:list-item>
          <text:p text:style-name="P55">ключи команды <text:span text:style-name="Example"><text:span text:style-name="T42">ar</text:span></text:span>: <text:span text:style-name="Example"><text:span text:style-name="T42">c</text:span></text:span> – создать библиотеку, <text:span text:style-name="Example"><text:span text:style-name="T42">r</text:span></text:span> – заменить совпадающие объектные файлы внутри библиотеки новыми, <text:span text:style-name="Example"><text:span text:style-name="T42">s</text:span></text:span> – создать индекс внутри библиотеки;</text:p>
        </text:list-item>
        <text:list-item>
          <text:p text:style-name="P55"><text:span text:style-name="Example"><text:span text:style-name="T42">libintegral.a</text:span></text:span> – <text:s/>определяет имя создаваемой библиотеки, имя файла <text:span text:style-name="T28">всегда</text:span> должно начинаться с <text:span text:style-name="Example"><text:span text:style-name="T42">lib</text:span></text:span> и иметь расширение <text:span text:style-name="T1">.a</text:span>, в нашем примере мы создаём библиотеку <text:span text:style-name="Example"><text:span text:style-name="T42">integral</text:span></text:span>, которая будет храниться в файле <text:span text:style-name="T1">libintegral.a</text:span>;</text:p>
        </text:list-item>
        <text:list-item>
          <text:p text:style-name="P55"><text:span text:style-name="T1">./integral1.o</text:span>, <text:span text:style-name="T1">./integral2.o</text:span> – имена объектных файлов помещаемых в библиотеку.</text:p>
        </text:list-item>
      </text:list>
      <text:p text:style-name="P2">Была создана библиотека <text:span text:style-name="Example"><text:span text:style-name="T42">integral</text:span></text:span>, теперь попробуем ей воспользоваться<text:note text:id="ftn4" text:note-class="footnote"><text:note-citation>4</text:note-citation><text:note-body><text:p text:style-name="P21">Ещё раз отметим, <text:s/>создана библиотека с именем <text:span text:style-name="T42">integral</text:span>, которая хранится в файле <text:span text:style-name="T1">libintegral.a</text:span>. Библиотечные файлы всегда начинаются с <text:span text:style-name="Example"><text:span text:style-name="T42">lib</text:span></text:span>.</text:p></text:note-body></text:note>.</text:p>
      <text:p text:style-name="P2">Заменим в файле <text:span text:style-name="T1">integralmain.cpp</text:span> строку <text:span text:style-name="Example"><text:span text:style-name="T42">#include "integral.h"</text:span></text:span> на две<text:note text:id="ftn5" text:note-class="footnote"><text:note-citation>5</text:note-citation><text:note-body><text:p text:style-name="P21">В библиотеку включаено два объектных файла <text:span text:style-name="T1">integral1.o</text:span> и <text:span text:style-name="T1">integral2.o</text:span>.</text:p></text:note-body></text:note>.</text:p>
      <text:p text:style-name="P12">#include "integral1.h"</text:p>
      <text:p text:style-name="P12">#include "integral2.h"</text:p>
      <text:p text:style-name="P66"><text:soft-page-break/><text:span text:style-name="T18">Получается следующий код главной функции, который поместим в файл <text:s/></text:span><text:span text:style-name="T19">integralmain</text:span><text:span text:style-name="T20">2</text:span><text:span text:style-name="T19">.cpp</text:span></text:p>
      <text:p text:style-name="Листинг">#include &lt;iostream&gt;</text:p>
      <text:p text:style-name="Листинг">#include &lt;math.h&gt;</text:p>
      <text:p text:style-name="Листинг">#include "integral1.h"</text:p>
      <text:p text:style-name="Листинг">#include "integral2.h"</text:p>
      <text:p text:style-name="Листинг">using namespace std;</text:p>
      <text:p text:style-name="Листинг">double f1(double y)</text:p>
      <text:p text:style-name="Листинг">{</text:p>
      <text:p text:style-name="Листинг">return sin(y)*sin(y)*sin(y)*sin(y);</text:p>
      <text:p text:style-name="Листинг">}</text:p>
      <text:p text:style-name="Листинг">double f2(double y)</text:p>
      <text:p text:style-name="Листинг">{ </text:p>
      <text:p text:style-name="Листинг">return pow(2*y-1,0.5); </text:p>
      <text:p text:style-name="Листинг">}</text:p>
      <text:p text:style-name="Листинг"/>
      <text:p text:style-name="Листинг">int main(int argc, char **argv)</text:p>
      <text:p text:style-name="Листинг">{<text:tab/>double a,b,I1,I2,eps,n=4, razn;</text:p>
      <text:p text:style-name="Листинг"><text:tab/>cout&lt;&lt;"Интеграл sin(x)^4=\n";</text:p>
      <text:p text:style-name="Листинг"><text:tab/>cout&lt;&lt;"Введите интервал интегрирования\n";</text:p>
      <text:p text:style-name="Листинг"><text:tab/>cin&gt;&gt;a&gt;&gt;b;</text:p>
      <text:p text:style-name="Листинг">//Вызов функции int_gauss(a, b, f1), f1 - имя функции,</text:p>
      <text:p text:style-name="Листинг">// интеграл от которой надо посчитать.</text:p>
      <text:p text:style-name="Листинг"><text:tab/>cout&lt;&lt;"Метод Гаусса:"&lt;&lt;intgauss(a, b, f1)&lt;&lt;endl;</text:p>
      <text:p text:style-name="Листинг">//Вызов функции int_chebishev(a, b, f1),f1 - имя функции,</text:p>
      <text:p text:style-name="Листинг">//интеграл от которой надо посчитать.</text:p>
      <text:p text:style-name="Листинг">cout&lt;&lt;"Метод Чебышева:"&lt;&lt;intchebishev(a,b,f1,9)&lt;&lt;endl;</text:p>
      <text:p text:style-name="Листинг">cout&lt;&lt;"Интеграл sqrt(2*x-1)=\n";</text:p>
      <text:p text:style-name="Листинг">cout&lt;&lt;"Введите интервалы интегрирования\n";</text:p>
      <text:p text:style-name="Листинг">cin&gt;&gt;a&gt;&gt;b;</text:p>
      <text:p text:style-name="Листинг">//Вызов функции int_gauss(a, b, f2), f2 - имя функции,</text:p>
      <text:p text:style-name="Листинг">// интеграл от которой надо посчитать.</text:p>
      <text:p text:style-name="Листинг">cout&lt;&lt;"Метод Гаусса:"&lt;&lt;intgauss(a, b, f2)&lt;&lt;endl;</text:p>
      <text:p text:style-name="Листинг">//Вызов функции int_chebishev(a, b, f2),f2 - имя функции,</text:p>
      <text:p text:style-name="Листинг">//интеграл от которой надо посчитать.</text:p>
      <text:p text:style-name="Листинг">cout&lt;&lt;"Метод Чебышева:"&lt;&lt;intchebishev(a,b,f2)&lt;&lt;endl;</text:p>
      <text:p text:style-name="Листинг">// Вычисление <text:tab/>интеграла с заданной точностью.</text:p>
      <text:p text:style-name="Листинг">cout&lt;&lt;"Интеграл sin(x)^4=\n";</text:p>
      <text:p text:style-name="Листинг">cout&lt;&lt;"Введите интервал интегрирования и точность\n";</text:p>
      <text:p text:style-name="Листинг">cin&gt;&gt;a&gt;&gt;b&gt;&gt;eps;</text:p>
      <text:p text:style-name="Листинг">I1=int_trap(a,b,f1,n);</text:p>
      <text:p text:style-name="Листинг">razn=10*eps;</text:p>
      <text:p text:style-name="Листинг">while(razn&gt;eps)</text:p>
      <text:p text:style-name="Листинг">{</text:p>
      <text:p text:style-name="Листинг">I2=int_trap(a,b,f1,2*n);</text:p>
      <text:p text:style-name="Листинг">razn=fabs(I1-I2);</text:p>
      <text:p text:style-name="Листинг">I1=I2;</text:p>
      <text:p text:style-name="Листинг">n*=2;</text:p>
      <text:p text:style-name="Листинг">}</text:p>
      <text:p text:style-name="Листинг">cout&lt;&lt;"Интеграл="&lt;&lt;I2&lt;&lt;"\tn="&lt;&lt;n/2;</text:p>
      <text:p text:style-name="Листинг"/>
      <text:p text:style-name="Листинг">return 0;</text:p>
      <text:p text:style-name="Листинг">}</text:p>
      <text:p text:style-name="P2"><text:soft-page-break/>Осталось собрать исполняемый файл, подключив в него функции из статической библиотеки. Это можно сделать с помощью команды:</text:p>
      <text:p text:style-name="P12">g++ ./integralmain<text:span text:style-name="T39">2</text:span>.cpp -L. -lintegral -o integralmain<text:span text:style-name="T39">2</text:span></text:p>
      <text:p text:style-name="P2">Вспомним назначение ключей <text:span text:style-name="Example"><text:span text:style-name="T42">L</text:span></text:span> и <text:span text:style-name="Example"><text:span text:style-name="T42">l</text:span></text:span>. Ключ <text:span text:style-name="Example"><text:span text:style-name="T42">L</text:span></text:span><text:note text:id="ftn6" text:note-class="footnote"><text:note-citation>6</text:note-citation><text:note-body><text:p text:style-name="P21">Каталог с именем <text:span text:style-name="T1">.</text:span> – это текущий каталог в unix-подобных ОС.</text:p></text:note-body></text:note> определяет месторасположение библиотеки, а ключ <text:span text:style-name="Example"><text:span text:style-name="T42">l</text:span></text:span> – её имя, <text:span text:style-name="T1">порядок следования ключей важен</text:span>.</text:p>
      <text:h text:style-name="P35" text:outline-level="4"><text:bookmark-start text:name="__RefHeading___Toc2625_243035353"/>Создание динамической библиотеки<text:bookmark-end text:name="__RefHeading___Toc2625_243035353"/></text:h>
      <text:p text:style-name="P2">Создание динамических библиотек ряд особенностей.</text:p>
      <text:p text:style-name="P65">Иногда динамические библиотеки называют разделяемыми.</text:p>
      <text:p text:style-name="P2">На первом этапе необходимо откомпилировать файлы, которые служат основой для создаваемой библиотеки с ключом <text:span text:style-name="Example"><text:span text:style-name="T42">-fpic</text:span></text:span> или <text:span text:style-name="Example"><text:span text:style-name="T42">-fPIC</text:span></text:span>. Ключ <text:span text:style-name="Example"><text:span text:style-name="T42">-fpic</text:span></text:span> создаёт более компактный объектный файл, но поддерживается не всеми компиляторами. Ключи <text:span text:style-name="Example"><text:span text:style-name="T42">-fpic</text:span></text:span> и <text:span text:style-name="Example"><text:span text:style-name="T42">-fPIC</text:span></text:span> позволяют создавать объектный код, который может использоваться разными программами во время выполнения. В нашем примере создания динамической библиотеки численного интегрирования, команды компиляции могут быть такими.</text:p>
      <text:p text:style-name="P12">g++ -c -fpic integral1.<text:span text:style-name="T41">cpp</text:span></text:p>
      <text:p text:style-name="P12">g++ -c -fpic integral2.<text:span text:style-name="T41">cpp</text:span></text:p>
      <text:p text:style-name="P2">Рассмотрим, как из откомпилированных с ключом <text:span text:style-name="Example"><text:span text:style-name="T42">-fpic</text:span></text:span> файлов создать динамические библиотеки. Как и статические, файлы динамических библиотек должны иметь префикс <text:span text:style-name="Example"><text:span text:style-name="T42">lib</text:span></text:span>. Однако расширение файлов динамических <text:span text:style-name="T40">библиотек </text:span>– <text:span text:style-name="T1">.so</text:span> (shared object). </text:p>
      <text:p text:style-name="P2">Следует помнить, что для одной библиотеки будет использоваться четыре имени <text:span text:style-name="T26">[</text:span>http://padabum.com/x.php?id=16337<text:span text:style-name="T26">]</text:span>:</text:p>
      <text:list xml:id="list132540635" text:style-name="L6">
        <text:list-item>
          <text:p text:style-name="P56">«<text:span text:style-name="T27">Р</text:span>еальное имя» – имя файла на диске, содержащего код библиотеки должно иметь форму <text:span text:style-name="T1">libимя.so.n.m.k</text:span>, n – номер версии библиотеки, m – <text:s/>номер промежуточной версии, k – это номер «релиза» промежуточной версии библиотеки; <text:span text:style-name="T26">п</text:span>оследнюю часть «реального имени» – номер релиза с предшествующей точкой можно опускать.</text:p>
        </text:list-item>
        <text:list-item>
          <text:p text:style-name="P56">«so-имя» <text:span text:style-name="T26">(</text:span><text:span text:style-name="Example"><text:span text:style-name="T42">soname</text:span></text:span>) имеет вид <text:span text:style-name="T1">libимя.so.n</text:span>. В одном каталоге «реальным» именем должна существовать мягкая ссылка на него, имеющая so-имя этой библиотеки. Эти мягкие ссылки создаются для всех библиотек в указанном каталоге с помощью <text:span text:style-name="T26">команды</text:span> <text:span text:style-name="Example"><text:span text:style-name="T49">ldconfig</text:span></text:span> или для конкретной библиотеки с помощью команды <text:span text:style-name="Example"><text:span text:style-name="T42">ln</text:span></text:span>:</text:p>
        </text:list-item>
      </text:list>
      <text:p text:style-name="P29">ldconfig -n /путь/к/каталогу</text:p>
      <text:p text:style-name="P29">ln -s /путь/к/каталогу/libимя.so.n.m /путь/к/каталогу/libимя.so.n</text:p>
      <text:list xml:id="list2013083004" text:style-name="L7">
        <text:list-item>
          <text:p text:style-name="P46"><text:span text:style-name="T21">И</text:span><text:span text:style-name="T22">мя, используемое компоновщиком при создании исполняемого файла – </text:span><text:span text:style-name="Example"><text:span text:style-name="T24">libимя.so</text:span></text:span><text:span text:style-name="T15">. В каталоге с файлом библиотеки создаётся мягкая ссылка с этим именем на </text:span><text:span text:style-name="Example"><text:span text:style-name="T24">so-имя</text:span></text:span><text:span text:style-name="T15"> либо на реальное имя:</text:span></text:p>
        </text:list-item>
      </text:list>
      <text:p text:style-name="P22">$ ln -s /путь/к/каталогу/libимя.so.n /путь/к/каталогу/libимя.so</text:p>
      <text:list xml:id="list3291250724" text:style-name="L8">
        <text:list-item>
          <text:p text:style-name="P47"><text:span text:style-name="T17">и</text:span><text:span text:style-name="T15">мя библиотеки для использования при сборке исполняемого файла.</text:span></text:p>
        </text:list-item>
      </text:list>
      <text:p text:style-name="P2">Рассмотрим пошагово все этапы создания динамической библиотеки численного интегрирования.</text:p>
      <text:list xml:id="list3376219499" text:style-name="L9">
        <text:list-item>
          <text:p text:style-name="P57">Компилируем с ключом <text:span text:style-name="Example"><text:span text:style-name="T42">-fpic</text:span></text:span> файлы <text:span text:style-name="T1">integral1.o</text:span> и <text:span text:style-name="T1">integral2.o</text:span>.</text:p>
        </text:list-item>
        <text:list-item>
          <text:p text:style-name="P57">Создаём файл библиотеки из откомпилированных с ключом <text:span text:style-name="Example"><text:span text:style-name="T42">-fpic</text:span></text:span> файлов <text:span text:style-name="T1">integral1.o</text:span> и <text:span text:style-name="T1">integral2.o</text:span>. Это можно сделать одним из способов:</text:p>
        </text:list-item>
      </text:list>
      <text:p text:style-name="P12">g++ -shared -Wl,-soname,libintegral.so.1 -o libintegral.so.1.0 ./integral1.o ./integral2.o</text:p>
      <text:p text:style-name="P2">или</text:p>
      <text:p text:style-name="P12">ld -shared -soname libintegral.so.1 -o libintegral.so.1.0 ./integral1.o ./integral2.o</text:p>
      <text:list xml:id="list2166496235" text:style-name="L10">
        <text:list-item>
          <text:p text:style-name="P48"><text:soft-page-break/><text:span text:style-name="T22">Скопируем файл </text:span><text:span text:style-name="T23">libintegral.so.1.0</text:span><text:span text:style-name="T22"> в каталог, в котором будет хранится динамическая библиотека численного интегрирования.</text:span></text:p>
        </text:list-item>
      </text:list>
      <text:p text:style-name="P12">cp ./libintegral.so.1.0 ~/mylib/libintegral.so.1.0</text:p>
      <text:list xml:id="list259861127" text:style-name="L11">
        <text:list-item>
          <text:p text:style-name="P50">Создадим so-файлы, для этого следующую выполним команду.</text:p>
        </text:list-item>
      </text:list>
      <text:p text:style-name="P12">ldconfig -n ~/mylib</text:p>
      <text:list xml:id="list3314658420" text:style-name="L12">
        <text:list-item>
          <text:p text:style-name="P51">Создадим файл libintegral.so, как мягкую ссылку.</text:p>
        </text:list-item>
      </text:list>
      <text:p text:style-name="P12">ln -s ~/mylib/libintegral.so.1 ~/mylib/libintegral.so</text:p>
      <text:p text:style-name="P2">Всё готово для компиляции приложений с использованием созданной динамического библиотеки численного интегрирования. Компиляцию, как и в случае статической библиотеки, следует проводить с использованием ключей <text:span text:style-name="Example"><text:span text:style-name="T42">L</text:span></text:span> и <text:span text:style-name="Example"><text:span text:style-name="T42">l</text:span></text:span>.</text:p>
      <text:p text:style-name="P12">g++ ./integralmain.cpp -L/home/user/mylib -lintegral -o integralmain-dinamic</text:p>
      <text:p text:style-name="P2">Созданный исполняемый файл сразу запустить не удастся. Перед запуском следует модифицировать переменную окружения <text:span text:style-name="Example"><text:span text:style-name="T42">LD_LIBRARY_PATH</text:span></text:span>, в которой хранятся пути для поиска библиотек. После этого можно и запускать исполняемый файл.</text:p>
      <text:p text:style-name="P24">LD_LIBRARY_PATH=/home/aer/mylib:$LD_LIBRARY_PATH</text:p>
      <text:p text:style-name="Листинг"><text:s text:c="3"/>export LD_LIBRARY_PATH=/home/aer/mylib</text:p>
      <text:p text:style-name="P12">./integralmain-dinamic</text:p>
      <text:p text:style-name="P2">Рассмотренный выше механизм создания и хранения динамических библиотек в личных каталогах пользователя удобен при отладке подобных библиотек. Готовые к использованию динамические библиотеки можно поместить в каталог <text:span text:style-name="Example">\usr\lib</text:span>. Как это сделать на примере динамической библиотеки численного интегрирования показано на листинге ниже.</text:p>
      <text:p text:style-name="P12">g++ -fpic -c ./integral1.cpp</text:p>
      <text:p text:style-name="P12">g++ -fpic -c ./integral2.cpp</text:p>
      <text:p text:style-name="P12">ld -shared -soname libintegral.so.1 -o libintegral.so.1.0 ./integral1.o <text:s text:c="4"/>./integral2.o</text:p>
      <text:p text:style-name="P12">sudo cp ./libintegral.so.1.0 /usr/lib/libintegral.so.1.0</text:p>
      <text:p text:style-name="P12">sudo ldconfig -n /usr/lib/</text:p>
      <text:p text:style-name="P12">sudo ln -s /usr/lib/libintegral.so.1 /usr/lib/libintegral.so</text:p>
      <text:p text:style-name="P12">g++ ./integralmain.cpp -lintegral -o integralmain-dinamic</text:p>
      <text:p text:style-name="P12">./integral-dinamic </text:p>
      <text:h text:style-name="P30" text:outline-level="2"><text:bookmark-start text:name="__RefHeading___Toc2627_243035353"/>Отладка программ с помощью отладчика gdb<text:bookmark-end text:name="__RefHeading___Toc2627_243035353"/></text:h>
      <text:p text:style-name="P2">В процессе разработки любых приложений возникает проблема отладки, для этого можно воспользоваться консольным отладчиком <text:span text:style-name="Example"><text:span text:style-name="T49">gdb</text:span></text:span><text:span text:style-name="T49"> (</text:span><text:span text:style-name="Example"><text:span text:style-name="T49">Gnu Debugger</text:span></text:span><text:span text:style-name="T49">)</text:span>. Для использования отладчика <text:span text:style-name="Example"><text:span text:style-name="T49">gdb</text:span></text:span> программ код программы быть откомпилирован с ключом <text:span text:style-name="Example">-</text:span><text:span text:style-name="Example"><text:span text:style-name="T49">ggdb</text:span></text:span> (или <text:span text:style-name="Example"><text:span text:style-name="T49">-g</text:span></text:span>). После это можно запустить команду </text:p>
      <text:p text:style-name="P12">gdb program</text:p>
      <text:p text:style-name="P2"><text:span text:style-name="T32">Здесь</text:span> <text:span text:style-name="Example"><text:span text:style-name="T49">program</text:span></text:span> – имя исполняемого файла, откомпилированного с ключом <text:span text:style-name="Example"><text:span text:style-name="T49">gdb</text:span></text:span>.</text:p>
      <text:p text:style-name="P2">Ниже перечислены основные команды отладчика:</text:p>
      <text:list xml:id="list733801972" text:style-name="L13">
        <text:list-item>
          <text:p text:style-name="P58"><text:span text:style-name="Example"><text:span text:style-name="T49">run</text:span></text:span> – запуск программы в отладочном режиме;</text:p>
        </text:list-item>
        <text:list-item>
          <text:p text:style-name="P58"><text:span text:style-name="Example"><text:span text:style-name="T49">break</text:span></text:span> определя<text:span text:style-name="T32">е</text:span>т точку останова в программе, синтаксис её такой</text:p>
        </text:list-item>
      </text:list>
      <text:p text:style-name="P12">break n</text:p>
      <text:list xml:id="list182027856275938" text:continue-numbering="true" text:style-name="L13">
        <text:list-item>
          <text:p text:style-name="P58">или такой </text:p>
        </text:list-item>
      </text:list>
      <text:p text:style-name="P12">break file:n</text:p>
      <text:p text:style-name="P2">здесь <text:span text:style-name="Example"><text:span text:style-name="T49">n</text:span></text:span> – номер строки, <text:span text:style-name="Example"><text:span text:style-name="T49">file</text:span></text:span> – <text:s/>имя файла;</text:p>
      <text:list xml:id="list182027621969134" text:continue-numbering="true" text:style-name="L13">
        <text:list-item>
          <text:p text:style-name="P58"><text:span text:style-name="Example"><text:span text:style-name="T49">inspect var</text:span></text:span> выводит значение переменной var;</text:p>
        </text:list-item>
        <text:list-item>
          <text:p text:style-name="P58"><text:span text:style-name="Example"><text:span text:style-name="T49">next</text:span></text:span><text:span text:style-name="Example"> </text:span>выполняет следующую команду без захода в подпрограмму;</text:p>
        </text:list-item>
        <text:list-item>
          <text:p text:style-name="P58"><text:span text:style-name="Example"><text:span text:style-name="T49">step</text:span></text:span> выполняет следующую команду с заходом в подпрограмму; </text:p>
        </text:list-item>
        <text:list-item>
          <text:p text:style-name="P58"><text:span text:style-name="Example"><text:span text:style-name="T49">list</text:span></text:span> выводит несколько строк до и после текущей; </text:p>
        </text:list-item>
        <text:list-item>
          <text:p text:style-name="P58"><text:soft-page-break/><text:span text:style-name="Example"><text:span text:style-name="T49">until n</text:span></text:span> выполняет программу до строки с номером <text:span text:style-name="Example">n</text:span>; </text:p>
        </text:list-item>
        <text:list-item>
          <text:p text:style-name="P58"><text:span text:style-name="T42">cont</text:span> продолжает прерванное выполнение программы;</text:p>
        </text:list-item>
        <text:list-item>
          <text:p text:style-name="P58"><text:span text:style-name="Example"><text:span text:style-name="T49">call</text:span></text:span> позволяет вызвать любую функцию; </text:p>
        </text:list-item>
        <text:list-item>
          <text:p text:style-name="P58"><text:span text:style-name="Example"><text:span text:style-name="T49">help</text:span></text:span> выводит справку по отладчику <text:span text:style-name="Example"><text:span text:style-name="T49">gdb</text:span></text:span>;</text:p>
        </text:list-item>
        <text:list-item>
          <text:p text:style-name="P58"><text:span text:style-name="Example"><text:span text:style-name="T49">quit</text:span></text:span> или <text:span text:style-name="T1">Ctrl+D</text:span> <text:s/>завершает работу отладчика.</text:p>
        </text:list-item>
      </text:list>
      <text:p text:style-name="P2">Рассмотрим отладку простой программы сортировки массива:</text:p>
      <text:p text:style-name="P12">#include &lt;iostream&gt;</text:p>
      <text:p text:style-name="P12">#include &lt;math.h&gt;</text:p>
      <text:p text:style-name="P12">using namespace std;</text:p>
      <text:p text:style-name="P12">int main(int argc, char **argv)</text:p>
      <text:p text:style-name="P12">{</text:p>
      <text:p text:style-name="P12"><text:tab/>int i,n,j,k,nmax;</text:p>
      <text:p text:style-name="P12"><text:tab/>double *a;</text:p>
      <text:p text:style-name="P12"><text:tab/>cout&lt;&lt;"n=";</text:p>
      <text:p text:style-name="P12"><text:tab/>cin&gt;&gt;n;</text:p>
      <text:p text:style-name="P12"><text:tab/>a=new double[n];</text:p>
      <text:p text:style-name="P12"><text:tab/>cout&lt;&lt;"`Введите массив`"&lt;&lt;endl;</text:p>
      <text:p text:style-name="P12"><text:tab/>for(i=0;i&lt;n;i++)</text:p>
      <text:p text:style-name="P12"><text:tab/>cin&gt;&gt;a[i];</text:p>
      <text:p text:style-name="P12"><text:tab/>k=n;</text:p>
      <text:p text:style-name="P12"><text:tab/>for(j=0;j&lt;=k;)</text:p>
      <text:p text:style-name="P12"><text:tab/>{</text:p>
      <text:p text:style-name="P12"><text:tab/><text:tab/>for(nmax=0,i=1;i&lt;k;i++)</text:p>
      <text:p text:style-name="P12"><text:tab/><text:tab/><text:tab/>if(a[i]&gt;a[nmax]) nmax=i;</text:p>
      <text:p text:style-name="P12"><text:tab/><text:tab/>swap(a[nmax],a[k-1]);</text:p>
      <text:p text:style-name="P12"><text:tab/><text:tab/>k--;</text:p>
      <text:p text:style-name="P12"><text:tab/>}</text:p>
      <text:p text:style-name="P12"><text:tab/>cout&lt;&lt;"`Отсортированный массив`"&lt;&lt;endl;</text:p>
      <text:p text:style-name="P12"><text:tab/>for(i=0;i&lt;n;i++)</text:p>
      <text:p text:style-name="P12"><text:tab/>cout&lt;&lt;a[i]&lt;&lt;" ";</text:p>
      <text:p text:style-name="P12"><text:tab/>cout&lt;&lt;endl;</text:p>
      <text:p text:style-name="P12"><text:tab/>return 0;</text:p>
      <text:p text:style-name="P12">}</text:p>
      <text:p text:style-name="P10">g++ otladka_max.cpp -o otladka_max -ggdb</text:p>
      <text:p text:style-name="P10">gdb otladka_max</text:p>
      <text:p text:style-name="P10">GNU gdb (Ubuntu 7.7.1-0ubuntu5~14.04.2) 7.7.1</text:p>
      <text:p text:style-name="P10">Copyright (C) 2014 Free Software Foundation, Inc.</text:p>
      <text:p text:style-name="P10">License GPLv3+: GNU GPL version 3 or later &lt;http://gnu.org/licenses/gpl.html&gt;</text:p>
      <text:p text:style-name="P10">This is free software: you are free to change and redistribute it.</text:p>
      <text:p text:style-name="P10">There is NO WARRANTY, to the extent permitted by law. <text:s/>Type "show copying"</text:p>
      <text:p text:style-name="P10">and "show warranty" for details.</text:p>
      <text:p text:style-name="P10">This GDB was configured as "x86_64-linux-gnu".</text:p>
      <text:p text:style-name="P10">Type "show configuration" for configuration details.</text:p>
      <text:p text:style-name="P10">For bug reporting instructions, please see:</text:p>
      <text:p text:style-name="P10">&lt;http://www.gnu.org/software/gdb/bugs/&gt;.</text:p>
      <text:p text:style-name="P10">Find the GDB manual and other documentation resources online at:</text:p>
      <text:p text:style-name="P10">&lt;http://www.gnu.org/software/gdb/documentation/&gt;.</text:p>
      <text:p text:style-name="P10">For help, type "help".</text:p>
      <text:p text:style-name="P10"><text:soft-page-break/>Type "apropos word" to search for commands related to "word"...</text:p>
      <text:p text:style-name="P10">Reading symbols from otladka_max...done.</text:p>
      <text:p text:style-name="P10">Reading symbols from otladka_max...done.</text:p>
      <text:p text:style-name="P10">(gdb) break 10</text:p>
      <text:p text:style-name="P10">Breakpoint 1 at 0x4009fc: file otladka_max.cpp, line 10.</text:p>
      <text:p text:style-name="P10">(gdb) break 15</text:p>
      <text:p text:style-name="P10">Breakpoint 2 at 0x400a81: file otladka_max.cpp, line 15.</text:p>
      <text:p text:style-name="P10">(gdb) break 20</text:p>
      <text:p text:style-name="P10">Breakpoint 3 at 0x400b18: file otladka_max.cpp, line 20.</text:p>
      <text:p text:style-name="P10">(gdb) break 21</text:p>
      <text:p text:style-name="P10">Breakpoint 4 at 0x400b28: file otladka_max.cpp, line 21.</text:p>
      <text:p text:style-name="P10">(gdb) run</text:p>
      <text:p text:style-name="P10">Starting program: /home/user/cpp/otladka_max </text:p>
      <text:p text:style-name="P10">n=10</text:p>
      <text:p text:style-name="P10">Breakpoint 1, main (argc=1, argv=0x7fffffffe4a8) at otladka_max.cpp:10</text:p>
      <text:p text:style-name="P10">10<text:tab/><text:tab/>a=new double[n];</text:p>
      <text:p text:style-name="P10">(gdb) inspect n</text:p>
      <text:p text:style-name="P10">$1 = 10</text:p>
      <text:p text:style-name="P10">(gdb) cont</text:p>
      <text:p text:style-name="P10">Continuing.</text:p>
      <text:p text:style-name="P10">`Введите массив`</text:p>
      <text:p text:style-name="P10">1 9 0 8 2 7 6 5 4 3</text:p>
      <text:p text:style-name="P10">Breakpoint 2, main (argc=1, argv=0x7fffffffe4a8) at otladka_max.cpp:15</text:p>
      <text:p text:style-name="P10">15<text:tab/><text:tab/>for(j=0;j&lt;=k;)</text:p>
      <text:p text:style-name="P10">(gdb) inspect k</text:p>
      <text:p text:style-name="P10">$2 = 10</text:p>
      <text:p text:style-name="P10">(gdb) cont</text:p>
      <text:p text:style-name="P10">Continuing.</text:p>
      <text:p text:style-name="P10">Breakpoint 3, main (argc=1, argv=0x7fffffffe4a8) at otladka_max.cpp:20</text:p>
      <text:p text:style-name="P10">20<text:tab/><text:tab/>k--;</text:p>
      <text:p text:style-name="P10">(gdb) inspect k</text:p>
      <text:p text:style-name="P10">$3 = 10</text:p>
      <text:p text:style-name="P10">(gdb) cont</text:p>
      <text:p text:style-name="P10">Continuing.</text:p>
      <text:p text:style-name="P10">Breakpoint 3, main (argc=1, argv=0x7fffffffe4a8) at otladka_max.cpp:20</text:p>
      <text:p text:style-name="P10">20<text:tab/><text:tab/>k--;</text:p>
      <text:p text:style-name="P10">(gdb) inspect k</text:p>
      <text:p text:style-name="P10">$4 = 9</text:p>
      <text:p text:style-name="P10">(gdb) inspect a[1]</text:p>
      <text:p text:style-name="P10">$5 = 3</text:p>
      <text:p text:style-name="P10">(gdb) inspect a[9]</text:p>
      <text:p text:style-name="P10">$6 = 9</text:p>
      <text:p text:style-name="P10">(gdb) inspect a[2]</text:p>
      <text:p text:style-name="P10">$7 = 0</text:p>
      <text:p text:style-name="P10">(gdb) </text:p>
      <text:p text:style-name="P2">Отладчики всех современных сред разработки представляют собой графический интерфейс для доступа к консольному отладчику <text:span text:style-name="Example"><text:span text:style-name="T42">gdb</text:span></text:span>. Подключение отладчика <text:span text:style-name="Example"><text:span text:style-name="T42">gdb</text:span></text:span> к текстовому редактору <text:span text:style-name="Example"><text:span text:style-name="T42">Geany</text:span></text:span> и их совместное использование представлено в приложении.</text:p>
      <text:h text:style-name="P31" text:outline-level="2">Компилятор g++, оптимизация скорости приложений</text:h>
      <text:p text:style-name="P27">При разработк<text:span text:style-name="T38">е</text:span> <text:span text:style-name="T35">программ с большим количеством вычислений, компилятор g++ позволяет оптимизировать программы по быстродействию. Для получения оптимизированных программ можно использовать ключи </text:span><text:span text:style-name="T3">-O0</text:span><text:span text:style-name="T35">, </text:span><text:span text:style-name="T3">-O1</text:span><text:span text:style-name="T35">, </text:span><text:span text:style-name="T3">-O2</text:span><text:span text:style-name="T35">, </text:span><text:span text:style-name="T3">-O3</text:span><text:span text:style-name="T30">,</text:span><text:span text:style-name="T3"> -</text:span><text:span text:style-name="T2">Os</text:span><text:span text:style-name="T35">:</text:span></text:p>
      <text:list xml:id="list2782576255" text:style-name="L14">
        <text:list-item>
          <text:p text:style-name="P37"><text:span text:style-name="T36">при использовании ключа </text:span><text:span text:style-name="T4">-O0</text:span><text:span text:style-name="T36"> оптимизация отключена, достигается максимальная </text:span>скорость компиляции;</text:p>
        </text:list-item>
        <text:list-item>
          <text:p text:style-name="P37"><text:span text:style-name="T36">при использовании ключа «мягкой» оптимизации </text:span><text:span text:style-name="T4">-</text:span><text:span text:style-name="T1">O1</text:span> <text:span text:style-name="T36">происходит </text:span>некоторое увеличение времени компиляции, <text:span text:style-name="T37">этот ключ оптимизации позволяет</text:span> одновременно уменьшать занимаемую <text:span text:style-name="T37">программой </text:span>память и <text:span text:style-name="T37">уменьшить время выполнения программы;</text:span></text:p>
        </text:list-item>
        <text:list-item>
          <text:p text:style-name="P37"><text:span text:style-name="T34">при использовании ключа </text:span><text:span text:style-name="T1">-02</text:span> <text:span text:style-name="T34">происходит существенное уменьшение времени работы программы, при этом не происходит увеличение памяти занимаемой программой, не происходит </text:span>развертк<text:span text:style-name="T34">а</text:span> циклов и автоматическое встраивание функций;</text:p>
        </text:list-item>
        <text:list-item>
          <text:p text:style-name="P37"><text:span text:style-name="T34">ключ «агрессивной» оптимизации </text:span><text:span text:style-name="T2">-O3</text:span><text:span text:style-name="T34"> нацелен в первую очередь на уменьшение времени выполнения программы, при этом может произойти увеличение объёма кода и времени компиляции, в этом случае происходит </text:span>развертк<text:span text:style-name="T34">а</text:span> циклов и автоматическое встраивание функций<text:span text:style-name="T34">;</text:span></text:p>
        </text:list-item>
        <text:list-item>
          <text:p text:style-name="P38"><text:span text:style-name="T34">ключ </text:span><text:span text:style-name="T2">-Os</text:span><text:span text:style-name="T34"> ориентирован на оптимизацию размера программы, в</text:span>ключаются те опции из набора <text:span text:style-name="T1">-O2</text:span>, которые обычно не увеличивают объём кода, применяются некоторые другие оптимизации, направленные на снижение его объёма.</text:p>
        </text:list-item>
      </text:list>
      <text:h text:style-name="P32" text:outline-level="2">Система автоматической сборки, использование утилиты make</text:h>
      <text:p text:style-name="P4">Современные программы для решения вычислительных задач могут состоять из множества отдельно компилируемых файлов. Если в состав программного комплекса входит несколько файлов, то сборку можно осуществить вручную, как описывалось выше. Для сборки сложных программных комплексов, включающих в себя большое количество исходных файлов, лучше воспользоваться автоматической сборкой с помощью утилиты <text:span text:style-name="Example"><text:span text:style-name="T42">make</text:span></text:span>.</text:p>
      <text:h text:style-name="P33" text:outline-level="3"><text:bookmark-start text:name="__RefHeading___Toc2633_243035353"/>Общие сведения о файлах с правилами сборки<text:bookmark-end text:name="__RefHeading___Toc2633_243035353"/></text:h>
      <text:p text:style-name="P4">Утилита <text:span text:style-name="Example"><text:span text:style-name="T42">make</text:span></text:span> в простейшем случае работает следующим образом: последовательно начинают выполняться команды сборки в соответствии с правилами, которые записаны в файле с именем <text:span text:style-name="Example"><text:span text:style-name="T42">MakeFile</text:span></text:span> из текущего каталога. <text:span text:style-name="T33">Ниже используется введённый мною </text:span><text:s/>русскоязычный термин <text:alphabetical-index-mark text:string-value="с правилами сборки" text:key1="Файл"/><text:span text:style-name="T1">файл с правилами сборки</text:span>, соответствующий русско-английскому термину <text:span text:style-name="Example"><text:span text:style-name="T42">make-файл</text:span></text:span>, который используется в среде программистов. Если правила сборки хранятся в файле с другим именем, то утилита <text:span text:style-name="Example"><text:span text:style-name="T42">make</text:span></text:span> запускается с ключом <text:span text:style-name="Example"><text:span text:style-name="T42">-f filename</text:span></text:span>, <text:span text:style-name="Example"><text:span text:style-name="T42">filename</text:span></text:span> – имя файла с правилами сборки.</text:p>
      <text:p text:style-name="P4">Рассмотрим процесс сборки на примере задачи численного интегрирования.</text:p>
      <text:p text:style-name="P2">Рассмотрим некоторые понятия файла с правилами сборки:</text:p>
      <text:list xml:id="list1136213626" text:style-name="L15">
        <text:list-item>
          <text:p text:style-name="P59"><text:span text:style-name="T10">правило сборки</text:span> – одна или несколько команд, которые выполняют некую задачу, формируют целевой файл (цель).</text:p>
        </text:list-item>
        <text:list-item>
          <text:p text:style-name="P59"><text:span text:style-name="T10">цель сборки</text:span> – имя файла, сформированного в результате выполнения правил сборки.</text:p>
        </text:list-item>
      </text:list>
      <text:p text:style-name="P2">Чаще всего в качестве цели сборки указывается исполняемый или объектный файл. Рассмотрим пример автоматического создания исполняемого файла из файлов <text:span text:style-name="T1">integralmain.cpp</text:span>, <text:span text:style-name="T1">integral1.cpp</text:span>, <text:span text:style-name="T1">integral1.h</text:span>, <text:span text:style-name="T1">integral2.cpp</text:span>, <text:span text:style-name="T1">integral2.h</text:span>. Вручную сборка осуществляется следующими командами.</text:p>
      <text:p text:style-name="P12">g++ -c integral1.cpp</text:p>
      <text:p text:style-name="P12">g++ -c integral2.cpp</text:p>
      <text:p text:style-name="P12">g++ integralmain.cpp integral1.o integral2.o -o integralmain</text:p>
      <text:p text:style-name="P2">Рассмотрим пример простейшего файла с правилами сборки<text:note text:id="ftn7" text:note-class="footnote"><text:note-citation>7</text:note-citation><text:note-body><text:p text:style-name="P16">Комментарии начинаются с символа <text:span text:style-name="T1">#</text:span>.</text:p></text:note-body></text:note>. Содержимое <text:span text:style-name="Example"><text:span text:style-name="T42">MakeFile</text:span></text:span>.</text:p>
      <text:p text:style-name="P12">integral1.o: integral1.cpp integral1.h </text:p>
      <text:p text:style-name="P12"><text:tab/>g++ -c integral1.cpp</text:p>
      <text:p text:style-name="P12">integral2.o: integral2.cpp integral2.h</text:p>
      <text:p text:style-name="P12"><text:tab/>g++ -c integral2.cpp</text:p>
      <text:p text:style-name="P12">integralmain: integralnain.cpp integral1.o integral2.o</text:p>
      <text:p text:style-name="P12"><text:tab/>g++ integralmain.cpp integral1.o integral2.o -o integralmain</text:p>
      <text:p text:style-name="P64">Рассмотрим более подробно это <text:alphabetical-index-mark text:string-value="структура" text:key1="Файл" text:key2="с правилами сборки"/>файл. Файл состоит из шести строк, в данном файле три цели, каждая из целей занимает минимум две строчки, первая строчка – <text:s/><text:span text:style-name="T8">заголовок</text:span> цели.</text:p>
      <text:p text:style-name="P64"><text:span text:style-name="T8">Заголовок цели</text:span> всегда занимает <text:span text:style-name="T8">одну</text:span> строчку и начинается с первой позиции. Первый параметр заголовка – имя формируемого файла, затем символ «:», потом имена файлов, от которых зависит построение формируемого файла. </text:p>
      <text:p text:style-name="P64"><text:span text:style-name="T8">Вторая и последующие строки цели</text:span> – содержат список команд, которые необходимы для формирования цели. Все строки, содержащие команды, необходимые для формирования файла цели должны начинаться с символа <text:span text:style-name="T1">табуляции</text:span>. Признаком конца списка команд служит строка, котора<text:span text:style-name="T11">я</text:span> не начинается с табуляции.</text:p>
      <text:p text:style-name="P2">Первой целью в рассматриваемом нами файле является объектный файл <text:span text:style-name="T1">integral1.o</text:span>. Для формирования этого файла необходимы файлы <text:span text:style-name="T1">integral1.cpp</text:span> и <text:span text:style-name="T1">integral1.h</text:span>. Файл <text:span text:style-name="T1">integral1.o</text:span> формируется с помощью команды <text:span text:style-name="Example"><text:span text:style-name="T42">g++ -c integral1.cpp</text:span></text:span>.</text:p>
      <text:p text:style-name="P2"><text:soft-page-break/>Второй целью является объектный файл <text:span text:style-name="T1">integral2.o</text:span>, формирование которого аналогично.</text:p>
      <text:p text:style-name="P2">Третьей и итоговой целью файла с правилами сборки является исполняемый файл <text:span text:style-name="T1">integralmain</text:span>, построение которого зависит от файлов <text:span text:style-name="T1">integralmain.cpp</text:span>, <text:span text:style-name="T1">integral1.o</text:span>, <text:span text:style-name="T1">integral2.o</text:span> и осуществляется с помощью команды</text:p>
      <text:p text:style-name="P12">g++ integralmain.cpp integral1.o integral2.o -o integralmain</text:p>
      <text:p text:style-name="P2">Для запуска сборки с помощью файла сборки служит команда</text:p>
      <text:p text:style-name="P12">make -f файл цель</text:p>
      <text:p text:style-name="P2">здесь <text:span text:style-name="Example"><text:span text:style-name="T42">файл</text:span></text:span> – имя файла с правилами сборки, <text:span text:style-name="Example"><text:span text:style-name="T42">цель</text:span></text:span> – итоговая цель, формируемая с помощью файла с правилами сборки. Если этот файл имеет имя <text:span text:style-name="Example"><text:span text:style-name="T42">MakeFile</text:span></text:span>, то параметр <text:span text:style-name="Example"><text:span text:style-name="T42">-f файл</text:span></text:span><text:span text:style-name="T42"> </text:span>можно опустить. Следовательно в нашем случае команда сборки может такой </text:p>
      <text:p text:style-name="Листинг"><text:span text:style-name="Example"><text:span text:style-name="T42">make integralmain</text:span></text:span></text:p>
      <text:p text:style-name="P2">или такой</text:p>
      <text:p text:style-name="P12">make -f MakeFile integralmain</text:p>
      <text:p text:style-name="P2">В результате выполнения этой команды будет сформирован исполняемый файл. В отличии ручной сборки при автоматизированной сборки с помощью утилиты <text:span text:style-name="Example"><text:span text:style-name="T42">make</text:span></text:span> не выполняются команды, для которых цели уже сформированы и не требуют обновлений.</text:p>
      <text:h text:style-name="P34" text:outline-level="3"><text:bookmark-start text:name="__RefHeading___Toc2635_243035353"/>Использование make-переменных<text:bookmark-end text:name="__RefHeading___Toc2635_243035353"/></text:h>
      <text:p text:style-name="P2">Если необходимо компилировать файлы с ключами <text:span text:style-name="Example"><text:span text:style-name="T42">-g -Wall -O0</text:span></text:span>, то можно просто добавить ключи в команды файла с правилами сборки. Другим подходом является определение специальных переменных (<text:span text:style-name="T8">make-переменных</text:span>). Введём такие переменные, в которых определим используемый компилятор и ключи, используемые при компиляции. В этом случае файл с правилами сборки <text:span text:style-name="Example"><text:span text:style-name="T42">makefile1</text:span></text:span> может быть таким:</text:p>
      <text:p text:style-name="P12">#Переменная CCC с именем компилятора</text:p>
      <text:p text:style-name="P12">CCC=g++</text:p>
      <text:p text:style-name="P12">#Переменная FLAG c ключами компиляции</text:p>
      <text:p text:style-name="P12">FLAG=-g -Wall -O0</text:p>
      <text:p text:style-name="P12">integral1.o: integral1.cpp integral1.h </text:p>
      <text:p text:style-name="P12"><text:tab/>$(CCC) $(FLAG) -c integral1.cpp</text:p>
      <text:p text:style-name="P12">integral2.o: integral2.cpp integral2.h</text:p>
      <text:p text:style-name="P12"><text:tab/>$(CCC) $(FLAG) -c integral2.cpp</text:p>
      <text:p text:style-name="P12">integralmain: integralmain.cpp integral1.o integral2.o</text:p>
      <text:p text:style-name="P12"><text:tab/>$(CCC) $(FLAG) integralmain.cpp integral1.o integral2.o -o integralmain</text:p>
      <text:p text:style-name="P2">Команда сборки в этом случаем будет стандартной: <text:span text:style-name="Example"><text:span text:style-name="T42">make -f makefile integralmain</text:span></text:span>. Можно изменять значение переменных <text:span text:style-name="Example"><text:span text:style-name="T42">CCC</text:span></text:span> и <text:span text:style-name="Example"><text:span text:style-name="T42">FLAG</text:span></text:span> в файле <text:span text:style-name="Example"><text:span text:style-name="T42">makefile1</text:span></text:span> и пересобирать исполняемый файл с другими характеристиками. Ещё одной интересной особенностью является возможность изменить значение make-переменных при запуске сборки из командной строки. Например, если необходимо использовать компилятор <text:span text:style-name="Example"><text:span text:style-name="T42">g++-</text:span></text:span><text:span text:style-name="Example"><text:span text:style-name="T46">10</text:span></text:span> и флаги <text:span text:style-name="Example"><text:span text:style-name="T42">-Wall -O3</text:span></text:span>, то это можно сделать двумя способами:</text:p>
      <text:list xml:id="list1014353066" text:style-name="L16">
        <text:list-item>
          <text:p text:style-name="P60">Изменить содержимое файла <text:span text:style-name="Example"><text:span text:style-name="T42">makefile1</text:span></text:span>.</text:p>
        </text:list-item>
        <text:list-item>
          <text:p text:style-name="P60">Запусть сборку с помощью команды</text:p>
        </text:list-item>
      </text:list>
      <text:p text:style-name="P22">make -f makefile1 integralmain CCC='g++-<text:span text:style-name="T43">10</text:span>' FLAG='-Wall -O3'</text:p>
      <text:p text:style-name="P2">В файлах с правилами сборки можно использовать предопределённые переменные.</text:p>
      <text:h text:style-name="P34" text:outline-level="3"><text:bookmark-start text:name="__RefHeading___Toc2637_243035353"/>Использование предопределённых переменных<text:bookmark-end text:name="__RefHeading___Toc2637_243035353"/></text:h>
      <text:p text:style-name="P2">В файлах с правилами сборки можно использовать следующие предопределённые переменные<text:note text:id="ftn8" text:note-class="footnote"><text:note-citation>8</text:note-citation><text:note-body><text:p text:style-name="P17">Здесь мы рассматриваем, только те переменные, которые были необходимы авторам при сборке вычислительных программ. Для более детального знакомства читатель может обратиться к оригинальной документации [make] или к её переводу на русский язык [makerus].</text:p></text:note-body></text:note>:</text:p>
      <text:list xml:id="list9085850" text:style-name="L17">
        <text:list-item>
          <text:p text:style-name="P61"><text:soft-page-break/><text:span text:style-name="Example"><text:span text:style-name="T42">СС</text:span></text:span> – переменная, в которой хранится компилятор с языка С;</text:p>
        </text:list-item>
        <text:list-item>
          <text:p text:style-name="P61"><text:span text:style-name="Example"><text:span text:style-name="T42">СXX</text:span></text:span> – переменная, в которой хранится компилятор с языка С++;</text:p>
        </text:list-item>
        <text:list-item>
          <text:p text:style-name="P61"><text:span text:style-name="Example"><text:span text:style-name="T42">СF</text:span></text:span> – переменная, в которой хранится компилятор с языка Фортран;</text:p>
        </text:list-item>
        <text:list-item>
          <text:p text:style-name="P61"><text:span text:style-name="Example"><text:span text:style-name="T42">CFLAGS</text:span></text:span> – переменная, в которой хранятся ключи компилятора C;</text:p>
        </text:list-item>
        <text:list-item>
          <text:p text:style-name="P61"><text:span text:style-name="Example"><text:span text:style-name="T42">CXXFLAGS</text:span></text:span> – переменная, в которой хранятся ключи компилятора C++;</text:p>
        </text:list-item>
        <text:list-item>
          <text:p text:style-name="P61"><text:span text:style-name="Example"><text:span text:style-name="T42">CPPFLAGS</text:span></text:span> – переменная, в которой хранятся ключи компиляторов C и Фортран;</text:p>
        </text:list-item>
        <text:list-item>
          <text:p text:style-name="P61"><text:span text:style-name="Example"><text:span text:style-name="T42">FFLAGS</text:span></text:span> – переменная, в которой хранятся ключи компилятора Фортран.</text:p>
        </text:list-item>
      </text:list>
      <text:p text:style-name="P2">Значения переменных <text:span text:style-name="Example"><text:span text:style-name="T42">СС</text:span></text:span>, <text:span text:style-name="Example"><text:span text:style-name="T42">СXX</text:span></text:span>, <text:span text:style-name="Example"><text:span text:style-name="T42">СF</text:span></text:span> определены, в них хранятся значения соответствующих компиляторов <text:span text:style-name="T12">в</text:span>ашей системы. Значения переменных <text:span text:style-name="Example"><text:span text:style-name="T42">CFLAGS</text:span></text:span>, <text:span text:style-name="Example"><text:span text:style-name="T42">CXXFLAGS</text:span></text:span>, <text:span text:style-name="Example"><text:span text:style-name="T42">CPPFLAGS</text:span></text:span>, <text:span text:style-name="Example"><text:span text:style-name="T42">FFLAGS</text:span></text:span> пусты. Внутри файла с правилами сборки можно переопределять значения всех предопределённых переменных. Однако их нельзя переопределить при запуске утилиты <text:span text:style-name="Example">make</text:span> из командной строки.</text:p>
      <text:h text:style-name="Heading_20_3" text:outline-level="3"><text:bookmark-start text:name="__RefHeading___Toc2639_243035353"/>Псевдопеременные в файлах с правилами сборки<text:bookmark-end text:name="__RefHeading___Toc2639_243035353"/></text:h>
      <text:p text:style-name="P2">В файлах с правилами сборки могут быть использованы так называемые <text:span text:style-name="T42">псевдопеременные</text:span>:</text:p>
      <text:list xml:id="list1705238143" text:style-name="L18">
        <text:list-item>
          <text:p text:style-name="P62"><text:span text:style-name="Example"><text:span text:style-name="T42">$@</text:span></text:span> – имя (файл) цели;</text:p>
        </text:list-item>
        <text:list-item>
          <text:p text:style-name="P62"><text:span text:style-name="Example"><text:span text:style-name="T42">$&lt;</text:span></text:span> – <text:s/>имя первого файла из списка зависимостей;</text:p>
        </text:list-item>
        <text:list-item>
          <text:p text:style-name="P62"><text:span text:style-name="T42">$^</text:span> – список всех файлов из списка зависимостей.</text:p>
        </text:list-item>
      </text:list>
      <text:p text:style-name="P2">Последний файл сборки (<text:span text:style-name="Example"><text:span text:style-name="T47">makefile1</text:span></text:span>) можно переписать с применением <text:span text:style-name="Example"><text:span text:style-name="T42">make</text:span></text:span><text:span text:style-name="T42">-</text:span>переменных и псевдоопределённых переменных.</text:p>
      <text:p text:style-name="P12">CXX=g++-<text:span text:style-name="T44">10</text:span></text:p>
      <text:p text:style-name="P12">CXXFLAGS=-c</text:p>
      <text:p text:style-name="P12">integral1.o: integral1.cpp integral1.h </text:p>
      <text:p text:style-name="P12"><text:tab/>$(CXX) $(CXXFLAGS) $&lt;</text:p>
      <text:p text:style-name="P12">integral2.o: integral2.cpp integral2.h</text:p>
      <text:p text:style-name="P12"><text:tab/>$(CXX) $(CXXFLAGS) -c $&lt;</text:p>
      <text:p text:style-name="P12">integralmain: integralmain.cpp integral1.o integral2.o</text:p>
      <text:p text:style-name="P12"><text:tab/>$(CXX) $^ -o $@</text:p>
      <text:h text:style-name="P34" text:outline-level="3"><text:bookmark-start text:name="__RefHeading___Toc2641_243035353"/>Обобщённые цели<text:bookmark-end text:name="__RefHeading___Toc2641_243035353"/></text:h>
      <text:p text:style-name="P2">Первые две цели в нашем файле с правилами сборки отличаются только файлами, которые компилируются. Поэтому заголовок обощённой цели можно записать так</text:p>
      <text:p text:style-name="P12">%.o: %.cpp %.h </text:p>
      <text:p text:style-name="P2">Тогда вместо двух (или нескольких в других случаях) правил для компиляции файлов получается одно обобщённое правило.</text:p>
      <text:p text:style-name="P12">%.o: %.cpp %.h </text:p>
      <text:p text:style-name="P12"><text:tab/>$(CXX) $(CXXFLAGS) $&lt;</text:p>
      <text:p text:style-name="P2">Однако в этом случае, необходимо определить, как минимум имена исходных <text:span text:style-name="T13">(</text:span><text:span text:style-name="T1">integral1.cpp</text:span>, <text:span text:style-name="T1">integral2.cpp</text:span>) и объектных (<text:span text:style-name="T1">integral1.o</text:span>, <text:span text:style-name="T1">integral2.o</text:span>) файлов<text:note text:id="ftn9" text:note-class="footnote"><text:note-citation>9</text:note-citation><text:note-body><text:p text:style-name="P18">Обратите внимание, что файл с расширением <text:span text:style-name="T1">.h</text:span> нигде в правилах сборки не используются. Они должны быть в каталоге, где осуществляется сборка, но нет никакой необходимости включать эти файлы в правила.</text:p></text:note-body></text:note>. Это можно сделать с помощью следующих двух команд.</text:p>
      <text:p text:style-name="Листинг">SRCMODULES=integral1.cpp integral2.cpp</text:p>
      <text:p text:style-name="Листинг">OBJMODULES=$(SRCMODULES:.cpp=.o)</text:p>
      <text:p text:style-name="Листинг">Файл с правилами можно переписать так.</text:p>
      <text:p text:style-name="Листинг">CC=g++-<text:span text:style-name="T44">10</text:span></text:p>
      <text:p text:style-name="Листинг">SRCMODULES=integral1.cpp integral2.cpp</text:p>
      <text:p text:style-name="Листинг">OBJMODULES=$(SRCMODULES:.cpp=.o)</text:p>
      <text:p text:style-name="Листинг">%.o: %.cpp %.h </text:p>
      <text:p text:style-name="Листинг"><text:soft-page-break/><text:tab/>$(CC) -c $(CFLAGS) $&lt;</text:p>
      <text:p text:style-name="Листинг">integralmain: integralmain.cpp $(OBJMODULES)</text:p>
      <text:p text:style-name="Листинг"><text:tab/>$(CC) $^ -o $@</text:p>
      <text:p text:style-name="P2">Получилась доовольно универсальная конструкция. Изменяя значения переменной <text:span text:style-name="Example"><text:span text:style-name="T42">SRCMODULES</text:span></text:span> можно подключать любые исходные файлы, в которых хранятся необходимые функции.</text:p>
      <text:h text:style-name="P34" text:outline-level="3"><text:bookmark-start text:name="__RefHeading___Toc2643_243035353"/>Псевдоцели<text:bookmark-end text:name="__RefHeading___Toc2643_243035353"/></text:h>
      <text:p text:style-name="P5">В качестве целей могут выступать не только исполняемые файлы, но и другие действия. Дополним наш файл целью <text:span text:style-name="Example"><text:span text:style-name="T42">start</text:span></text:span>, предназначенной для запуска собранного файла и целью <text:span text:style-name="Example"><text:span text:style-name="T42">deleteobj</text:span></text:span>, предназначенную для удаления файлов с расширением <text:span text:style-name="T1">.o</text:span>.</text:p>
      <text:p text:style-name="P23">CC=g++-5</text:p>
      <text:p text:style-name="P23">SRCMODULES=integral1.cpp integral2.cpp</text:p>
      <text:p text:style-name="P23">OBJMODULES=$(SRCMODULES:.cpp=.o)</text:p>
      <text:p text:style-name="P23">%.o: %.cpp %.h </text:p>
      <text:p text:style-name="P23"><text:tab/>$(CC) -c $(CFLAGS) $&lt;</text:p>
      <text:p text:style-name="P23">integralmain: integralmain.cpp $(OBJMODULES)</text:p>
      <text:p text:style-name="P23"><text:tab/>$(CC) $^ -o $@</text:p>
      <text:p text:style-name="P23">start : integralmain</text:p>
      <text:p text:style-name="P23">./ integralmain</text:p>
      <text:p text:style-name="P23">deleteobj :</text:p>
      <text:p text:style-name="P23">rm −f ∗ . o</text:p>
      <text:p text:style-name="Text_20_body">В этом случае команда <text:span text:style-name="T1">make</text:span> может собирать исполняемый файл, запускать собранный файл на выполнение и удалять .o при необходимости. Возможны следующие варианты использования нашего файла с правилами сборки:</text:p>
      <text:list xml:id="list1043670852" text:style-name="L19">
        <text:list-item>
          <text:p text:style-name="P39"><text:span text:style-name="T42">make -f makefile integralmain</text:span> – сборка исполняемого файла integralmain;</text:p>
        </text:list-item>
        <text:list-item>
          <text:p text:style-name="P39"><text:span text:style-name="T42">make -f makefile integralmain start</text:span> – сборка исполняемого файла integralmain и его запуск;</text:p>
        </text:list-item>
        <text:list-item>
          <text:p text:style-name="P39"><text:span text:style-name="T42">make -f makefile integralmain start deleteobj</text:span> – сборка исполняемого файла <text:span text:style-name="T42">integralmain</text:span>, его запуск, после этого удаляются объектные файл, которые были созданы на этапе сборки;</text:p>
        </text:list-item>
        <text:list-item>
          <text:p text:style-name="P39"><text:span text:style-name="T42">make -f makefile integralmain deleteobj</text:span> – сборка исполняемого файла integralmain и удаление объектных файлов, которые были созданы на этапе сборки;</text:p>
        </text:list-item>
        <text:list-item>
          <text:p text:style-name="P39"><text:span text:style-name="T42">make -f makefile deleteobj</text:span> – удаление объектные файлов, которые были созданы на этапе сборки;</text:p>
        </text:list-item>
        <text:list-item>
          <text:p text:style-name="P39"><text:span text:style-name="T42">make -f makefile start</text:span> – запуск исполняемого файла <text:span text:style-name="T42">integralmain</text:span>, если файла нет, то он будет создан.</text:p>
        </text:list-item>
      </text:list>
      <text:p text:style-name="P26"/>
      <text:p text:style-name="P9"><text:span text:style-name="T5">Лабораторная работа № 2.</text:span><text:span text:style-name="T6">1. Статические и динамические библиотеки. Утилита make. Правила сборки.</text:span></text:p>
      <text:list xml:id="list3188423026" text:style-name="L20">
        <text:list-item>
          <text:p text:style-name="P41">Создать статическую и динамическую библиотеку, содержащую следующие функции: сложение, умножение матриц (классический алгоритм), вычисление определителя. Написать программу, тестирующую функции из библиотеки. Создать файл сборки для компиляции библиотечных файлов, сборки <text:s/>и запуска исполняемого файла, удаления объектных файлов.</text:p>
        </text:list-item>
        <text:list-item>
          <text:p text:style-name="P41">Создать статическую и динамическую библиотеку, содержащую следующие функции: решения СЛАУ методом Гаусса, методом Жордана-Гаусса. Написать программу, тестирующую функции из библиотеки. Создать файл сборки для компиляции библиотечных файлов, сборки <text:s/>и запуска исполняемого файла, удаления объектных файлов.</text:p>
        </text:list-item>
        <text:list-item>
          <text:p text:style-name="P41">Создать статическую и динамическую библиотеку, содержащую следующие функции: решения СЛАУ градиентными методами. Написать программу, тестирующую функции из библиотеки. Создать файл сборки для компиляции библиотечных файлов, сборки <text:s/>и запуска исполняемого файла, удаления объектных файлов.</text:p>
        </text:list-item>
        <text:list-item>
          <text:p text:style-name="P41">Создать статическую и динамическую библиотеку, содержащую следующие функции: решения СЛАУ методами простой итерации и Зейделя. Написать программу, тестирующую функции из библиотеки. Создать файл сборки для компиляции библиотечных файлов, сборки <text:s/>и запуска исполняемого файла, удаления объектных файлов.</text:p>
        </text:list-item>
        <text:list-item>
          <text:p text:style-name="P41">Создать статическую и динамическую библиотеку, содержащую следующие функции: решения СЛАУ методом Гаусса и методом прогонки. Написать программу, тестирующую функции из библиотеки. Создать файл сборки для компиляции библиотечных файлов, сборки <text:s/>и запуска исполняемого файла, удаления объектных файлов.</text:p>
        </text:list-item>
        <text:list-item>
          <text:p text:style-name="P41">Создать статическую и динамическую библиотеку, содержащую следующие функции: умножение матриц, используя классический и блочный алгоритм. Написать программу, тестирующую функции из библиотеки. Создать файл сборки для компиляции библиотечных файлов, сборки <text:s/>и запуска исполняемого файла, удаления объектных файлов.</text:p>
        </text:list-item>
        <text:list-item>
          <text:p text:style-name="P41">Создать статическую и динамическую библиотеку, содержащую следующие функции: умножение матриц, используя классический алгоритм и алгоритм Штрассена. Написать программу, тестирующую функции из библиотеки. Создать файл сборки для компиляции библиотечных файлов, сборки и запуска исполняемого файла, удаления объектных файлов.</text:p>
        </text:list-item>
        <text:list-item>
          <text:p text:style-name="P41">Создать статическую и динамическую библиотеку, содержащую следующие функции: вычисления обратной матрицы методом Гаусса, методом Жордана-Гаусса. Написать программу, тестирующую функции из библиотеки. Создать файл сборки для компиляции библиотечных файлов, сборки <text:s/>и запуска исполняемого файла, удаления объектных файлов.</text:p>
        </text:list-item>
        <text:list-item>
          <text:p text:style-name="P42"><text:span text:style-name="T29">Создать статическую и динамическую библиотеку, содержащую следующие функции: </text:span><text:span text:style-name="T31">сортировка методом пузырька, быстрая сортировка, поиск поиск элемента в массиве</text:span><text:span text:style-name="T29">. Написать программу, тестирующую функции из библиотеки. Создать файл сборки для компиляции библиотечных файлов, сборки <text:s/>и запуска исполняемого файла, удаления объектных файлов.</text:span></text:p>
        </text:list-item>
        <text:list-item>
          <text:p text:style-name="P42"><text:span text:style-name="T29">Создать статическую и динамическую библиотеку, </text:span><text:span text:style-name="T31">в которой реализовано решение задачи интерполяции (канонический полином, полином Ньютона, полином Лагранжа)</text:span><text:span text:style-name="T29">. Написать программу, тестирующую функции из библиотеки. Создать файл сборки для компиляции библиотечных файлов, сборки <text:s/>и запуска исполняемого файла, удаления объектных файлов.</text:span></text:p>
        </text:list-item>
        <text:list-item>
          <text:p text:style-name="P43"><text:soft-page-break/><text:span text:style-name="T29">Создать статическую и динамическую библиотеку, </text:span><text:span text:style-name="T31">в которой реализовано решение задачи интерполяции (линейный и кубический сплайн)</text:span><text:span text:style-name="T29">. Написать программу, тестирующую функции из библиотеки. Создать файл сборки для компиляции библиотечных файлов, сборки <text:s/>и запуска исполняемого файла, удаления объектных файлов.</text:span></text:p>
        </text:list-item>
        <text:list-item>
          <text:p text:style-name="P40"><text:span text:style-name="T29">Создать статическую и динамическую библиотеку, </text:span><text:span text:style-name="T31">в которой реализован метод наименьших квадратов</text:span><text:span text:style-name="T29">. Написать программу, тестирующую функции из библиотеки. Создать файл сборки для компиляции библиотечных файлов, сборки <text:s/>и запуска исполняемого файла, удаления объектных файлов.</text:span></text:p>
        </text:list-item>
        <text:list-item>
          <text:p text:style-name="P40"><text:span text:style-name="T29">Создать статическую и динамическую библиотеку, содержащую следующие функции: </text:span><text:span text:style-name="T31">умножение и сложение матриц, вычисления обратной матрицы (метод Жордана-Гаусса), вычисление определителя</text:span><text:span text:style-name="T29">. Написать программу, тестирующую функции из библиотеки. Создать файл сборки для компиляции библиотечных файлов, сборки <text:s/>и запуска исполняемого файла, удаления объектных файлов.</text:span></text:p>
        </text:list-item>
        <text:list-item>
          <text:p text:style-name="P40"><text:span text:style-name="T29">Создать статическую и динамическую библиотеку </text:span><text:span text:style-name="T31">решения систем линейных алгебраических уравнений (СЛАУ)</text:span><text:span text:style-name="T29">, содержащую следующие функции: </text:span><text:span text:style-name="T31">решение СЛАУ методами Гаусса, Жордана-Гаусса, простой итерации, Зейделя, прогонки</text:span><text:span text:style-name="T29">. Написать программу, тестирующую функции из библиотеки. Создать файл сборки для компиляции библиотечных файлов, сборки <text:s/>и запуска исполняемого файла, удаления объектных файлов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1" svg:font-family="Courier" style:font-adornments="Обычный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F" svg:font-family=""/>
    <style:font-face style:name="FreeSans" svg:font-family="FreeSans" style:font-family-generic="system" style:font-pitch="variable"/>
    <style:font-face style:name="FreeSans1" svg:font-family="FreeSans" style:font-family-generic="swiss"/>
    <style:font-face style:name="Helvetica" svg:font-family="Helvet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adornments="Norma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Листинг" style:family="paragraph" style:parent-style-name="Standard" style:next-style-name="Standard" style:class="text" style:master-page-name="">
      <style:paragraph-properties fo:margin-left="1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1cm"/>
          <style:tab-stop style:position="2cm"/>
        </style:tab-stops>
      </style:paragraph-properties>
      <style:text-properties style:font-name="Courier New" fo:font-family="'Courier New'" style:font-family-generic="modern" style:font-pitch="fixed" fo:font-size="12pt" fo:font-style="normal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Helvetica" fo:font-family="Helvetica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Arial1" fo:font-family="Arial" style:font-style-name="Обычный" style:font-family-generic="swiss" style:font-pitch="variable"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Arial" fo:font-family="Arial" style:font-family-generic="swiss" style:font-pitch="variable" fo:font-size="14pt" fo:font-weight="normal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style:contextual-spacing="false" fo:text-indent="0.499cm" style:auto-text-indent="false" style:page-number="auto" text:number-lines="false" text:line-number="0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normal" fo:font-weight="normal" style:font-size-asian="85%" style:font-style-asian="italic" style:font-weight-asian="normal" style:font-size-complex="85%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Example" style:family="text">
      <style:text-properties style:font-name="Courier1" fo:font-family="Courier" style:font-style-name="Обычный" style:font-family-generic="modern" style:font-pitch="fixed" fo:font-size="12pt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2-12T21:47:46.093606937</meta:creation-date>
    <dc:date>2022-08-31T18:20:24.975372060</dc:date>
    <meta:editing-duration>PT7H43M50S</meta:editing-duration>
    <meta:editing-cycles>17</meta:editing-cycles>
    <meta:generator>LibreOffice/7.2.7.2$Linux_X86_64 LibreOffice_project/20$Build-2</meta:generator>
    <meta:document-statistic meta:table-count="2" meta:image-count="0" meta:object-count="13" meta:page-count="20" meta:paragraph-count="627" meta:word-count="4714" meta:character-count="38059" meta:non-whitespace-character-count="33802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i>h</mi>
      </mrow>
      <mrow>
        <munderover>
          <mo stretchy="false">∑</mo>
          <mrow>
            <mi>i</mi>
            <mo stretchy="false">=</mo>
            <mn>0</mn>
          </mrow>
          <mrow>
            <mi>n</mi>
            <mo stretchy="false">−</mo>
            <mn>1</mn>
          </mrow>
        </munderover>
        <mi>f</mi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int from{a} to{b} f( x) dx= h sum from{i=0} to{n-1} f( x_i ) </annotation>
  </semantics>
</math>
</file>

<file path=Object 10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int from{a} to{b} f(x)dx </annotation>
  </semantics>
</math>
</file>

<file path=Object 11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int from{a} to{b} f(x)dx </annotation>
  </semantics>
</math>
</file>

<file path=Object 12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int from{a} to{b} f(x)dx </annotation>
  </semantics>
</math>
</file>

<file path=Object 13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int from{a} to{b} f(x)dx </annotation>
  </semantics>
</math>
</file>

<file path=Object 2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i>h</mi>
      </mrow>
      <mrow>
        <mo fence="true" stretchy="true">(</mo>
        <mrow>
          <mrow>
            <mfrac>
              <mrow>
                <mi>f</mi>
                <mrow>
                  <mrow>
                    <mo fence="true" stretchy="false">(</mo>
                    <mrow>
                      <mi>a</mi>
                    </mrow>
                    <mo fence="true" stretchy="false">)</mo>
                  </mrow>
                  <mo stretchy="false">+</mo>
                  <mi>f</mi>
                </mrow>
                <mrow>
                  <mo fence="true" stretchy="false">(</mo>
                  <mrow>
                    <mi>b</mi>
                  </mrow>
                  <mo fence="true" stretchy="false">)</mo>
                </mrow>
              </mrow>
              <mn>2</mn>
            </mfrac>
            <mrow>
              <munderover>
                <mo stretchy="false">∑</mo>
                <mrow>
                  <mi>i</mi>
                  <mo stretchy="false">=</mo>
                  <mn>1</mn>
                </mrow>
                <mrow>
                  <mi>n</mi>
                  <mo stretchy="false">−</mo>
                  <mn>1</mn>
                </mrow>
              </munderover>
              <mi>f</mi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true">)</mo>
      </mrow>
    </mrow>
    <annotation encoding="StarMath 5.0">int from{a} to{b} f( x) dx= h left ( {f(a)+f(b)} over {2} sum from{i=1} to{n-1} f( x_i )  right )  </annotation>
  </semantics>
</math>
</file>

<file path=Object 3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frac>
          <mi>h</mi>
          <mn>3</mn>
        </mfrac>
      </mrow>
      <mrow>
        <mo fence="true" stretchy="true">(</mo>
        <mrow>
          <mrow>
            <mi>f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+</mo>
              <mi>f</mi>
            </mrow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+</mo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row>
                      <mi>n</mi>
                      <mo stretchy="false">−</mo>
                      <mn>1</mn>
                    </mrow>
                  </munderover>
                  <mi>p</mi>
                </mrow>
                <mo stretchy="false">⋅</mo>
                <mi>f</mi>
              </mrow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true">)</mo>
      </mrow>
    </mrow>
    <annotation encoding="StarMath 5.0">int from{a} to{b} f( x) dx= {h} over {3}  left ( f(a)+f(b) + sum from{i=1} to{n-1} p cdot  f( x_i )  right )  </annotation>
  </semantics>
</math>
</file>

<file path=Object 4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t</mi>
        </mrow>
        <mo fence="true" stretchy="false">)</mo>
      </mrow>
      <mrow>
        <mi mathvariant="italic">dt</mi>
        <mo stretchy="false">=</mo>
        <mfrac>
          <mrow>
            <mi>b</mi>
            <mo stretchy="false">−</mo>
            <mi>a</mi>
          </mrow>
          <mn>2</mn>
        </mfrac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sub>
                  <mi>A</mi>
                  <mi>i</mi>
                </msub>
              </mrow>
              <mo stretchy="false">⋅</mo>
              <mi>f</mi>
            </mrow>
            <mrow>
              <mo fence="true" stretchy="true">(</mo>
              <mrow>
                <mrow>
                  <mfrac>
                    <mrow>
                      <mi>b</mi>
                      <mo stretchy="false">+</mo>
                      <mi>a</mi>
                    </mrow>
                    <mn>2</mn>
                  </mfrac>
                  <mo stretchy="false">+</mo>
                  <mrow>
                    <mfrac>
                      <mrow>
                        <mi>b</mi>
                        <mo stretchy="false">−</mo>
                        <mi>a</mi>
                      </mrow>
                      <mn>2</mn>
                    </mfrac>
                    <mo stretchy="false">⋅</mo>
                    <msub>
                      <mi>t</mi>
                      <mi>i</mi>
                    </msub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int from{a} to{b} f( t) dt= {b-a} over {2}  left ( sum from{i=0} to{n-1} A_i cdot  f left( {b+a} over 2+ {b-a} over 2 cdot t_i right)  right )  </annotation>
  </semantics>
</math>
</file>

<file path=Object 5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6/content.xml><?xml version="1.0" encoding="utf-8"?>
<math xmlns="http://www.w3.org/1998/Math/MathML" display="block">
  <semantics>
    <msub>
      <mi>t</mi>
      <mi>i</mi>
    </msub>
    <annotation encoding="StarMath 5.0">t_i</annotation>
  </semantics>
</math>
</file>

<file path=Object 7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t</mi>
        </mrow>
        <mo fence="true" stretchy="false">)</mo>
      </mrow>
      <mrow>
        <mi mathvariant="italic">dt</mi>
        <mo stretchy="false">=</mo>
        <mfrac>
          <mrow>
            <mi>b</mi>
            <mo stretchy="false">−</mo>
            <mi>a</mi>
          </mrow>
          <mi>n</mi>
        </mfrac>
      </mrow>
      <mrow>
        <mo fence="true" stretchy="true">(</mo>
        <mrow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i>f</mi>
            </mrow>
            <mrow>
              <mo fence="true" stretchy="true">(</mo>
              <mrow>
                <mrow>
                  <mfrac>
                    <mrow>
                      <mi>b</mi>
                      <mo stretchy="false">+</mo>
                      <mi>a</mi>
                    </mrow>
                    <mn>2</mn>
                  </mfrac>
                  <mo stretchy="false">+</mo>
                  <mrow>
                    <mfrac>
                      <mrow>
                        <mi>b</mi>
                        <mo stretchy="false">−</mo>
                        <mi>a</mi>
                      </mrow>
                      <mn>2</mn>
                    </mfrac>
                    <mo stretchy="false">⋅</mo>
                    <msub>
                      <mi>t</mi>
                      <mi>i</mi>
                    </msub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int from{a} to{b} f( t) dt= {b-a} over {n}  left ( sum from{i=0} to{n-1} f left( {b+a} over 2+ {b-a} over 2 cdot t_i right)  right )  </annotation>
  </semantics>
</math>
</file>

<file path=Object 8/content.xml><?xml version="1.0" encoding="utf-8"?>
<math xmlns="http://www.w3.org/1998/Math/MathML" display="block">
  <semantics>
    <msub>
      <mi>t</mi>
      <mi>i</mi>
    </msub>
    <annotation encoding="StarMath 5.0">t_i</annotation>
  </semantics>
</math>
</file>

<file path=Object 9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int from{a} to{b} f(x)dx </annotation>
  </semantics>
</math>
</file>